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fd31" officeooo:paragraph-rsid="0014fd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p>
      <text:p text:style-name="Standard">Django settings for cia project.</text:p>
      <text:p text:style-name="Standard"/>
      <text:p text:style-name="Standard">Generated by 'django-admin startproject' using Django 4.2.3.</text:p>
      <text:p text:style-name="Standard"/>
      <text:p text:style-name="Standard">For more information on this file, see</text:p>
      <text:p text:style-name="Standard">https://docs.djangoproject.com/en/4.2/topics/settings/</text:p>
      <text:p text:style-name="Standard"/>
      <text:p text:style-name="Standard">For the full list of settings and their values, see</text:p>
      <text:p text:style-name="Standard">https://docs.djangoproject.com/en/4.2/ref/settings/</text:p>
      <text:p text:style-name="Standard">"""</text:p>
      <text:p text:style-name="Standard">import os</text:p>
      <text:p text:style-name="Standard">from pathlib import Path</text:p>
      <text:p text:style-name="Standard">#from decouple <text:s/>import config</text:p>
      <text:p text:style-name="Standard"/>
      <text:p text:style-name="Standard"># Build paths inside the project like this: BASE_DIR / 'subdir'.</text:p>
      <text:p text:style-name="Standard">BASE_DIR = Path(__file__).resolve().parent.parent</text:p>
      <text:p text:style-name="Standard"/>
      <text:p text:style-name="Standard"># Quick-start development settings - unsuitable for production</text:p>
      <text:p text:style-name="Standard"># See https://docs.djangoproject.com/en/4.2/howto/deployment/checklist/</text:p>
      <text:p text:style-name="Standard"/>
      <text:p text:style-name="Standard"># SECURITY WARNING: keep the secret key used in production secret!</text:p>
      <text:p text:style-name="Standard">SECRET_KEY ='django-insecure-s^4qc(wsv0hcf40w0&amp;_@p*h+99kd31=adgqarx*d8(hu8=frz-'</text:p>
      <text:p text:style-name="Standard"/>
      <text:p text:style-name="Standard">#SECRET_KEY = config('SECRET_KEY')</text:p>
      <text:p text:style-name="Standard"># SECURITY WARNING: don't run with debug turned on in production!</text:p>
      <text:p text:style-name="Standard">DEBUG = True</text:p>
      <text:p text:style-name="Standard"/>
      <text:p text:style-name="Standard">#Envoie des informations par formulaire de contact</text:p>
      <text:p text:style-name="Standard"/>
      <text:p text:style-name="Standard">ALLOWED_HOSTS = ['www.ciagroupafrica.com', 'ciagroupafrica.com', 'https://www.ciagroupafrica.com']</text:p>
      <text:p text:style-name="Standard"/>
      <text:p text:style-name="Standard"># Application definition</text:p>
      <text:p text:style-name="Standard"/>
      <text:p text:style-name="Standard">INSTALLED_APPS = [</text:p>
      <text:p text:style-name="Standard"><text:s text:c="4"/>'django.contrib.admin',</text:p>
      <text:p text:style-name="Standard"><text:s text:c="4"/>'django.contrib.auth',</text:p>
      <text:p text:style-name="Standard"><text:s text:c="4"/>'django.contrib.contenttypes',</text:p>
      <text:p text:style-name="Standard"><text:s text:c="4"/>'django.contrib.sessions',</text:p>
      <text:p text:style-name="Standard"><text:s text:c="4"/>'django.contrib.messages',</text:p>
      <text:p text:style-name="Standard"><text:s text:c="4"/>'django.contrib.staticfiles',</text:p>
      <text:p text:style-name="Standard"><text:s text:c="4"/>'Dashboard',</text:p>
      <text:p text:style-name="Standard"><text:s text:c="4"/>'accounts',</text:p>
      <text:p text:style-name="Standard"><text:s text:c="4"/>'investissement',</text:p>
      <text:p text:style-name="Standard"><text:s text:c="4"/>'immobilier',</text:p>
      <text:p text:style-name="Standard"><text:s text:c="4"/>'multiupload',</text:p>
      <text:p text:style-name="Standard">]</text:p>
      <text:p text:style-name="Standard"/>
      <text:p text:style-name="Standard">MIDDLEWARE = [</text:p>
      <text:p text:style-name="Standard"><text:s text:c="4"/>'django.middleware.security.SecurityMiddleware',</text:p>
      <text:p text:style-name="Standard"><text:s text:c="4"/>"whitenoise.middleware.WhiteNoiseMiddleware",</text:p>
      <text:p text:style-name="Standard"><text:soft-page-break/><text:s text:c="4"/>'django.contrib.sessions.middleware.SessionMiddleware',</text:p>
      <text:p text:style-name="Standard"><text:s text:c="4"/>'django.middleware.common.CommonMiddleware',</text:p>
      <text:p text:style-name="Standard"><text:s text:c="4"/>'django.middleware.csrf.CsrfViewMiddleware',</text:p>
      <text:p text:style-name="Standard"><text:s text:c="4"/>'django.contrib.auth.middleware.AuthenticationMiddleware',</text:p>
      <text:p text:style-name="Standard"><text:s text:c="4"/>'django.contrib.messages.middleware.MessageMiddleware',</text:p>
      <text:p text:style-name="Standard"><text:s text:c="4"/>'django.middleware.clickjacking.XFrameOptionsMiddleware',</text:p>
      <text:p text:style-name="Standard">]</text:p>
      <text:p text:style-name="Standard"/>
      <text:p text:style-name="Standard">ROOT_URLCONF = 'cia.urls'</text:p>
      <text:p text:style-name="Standard">STATICFILES_STORAGE = "whitenoise.storage.CompressedManifestStaticFilesStorage"</text:p>
      <text:p text:style-name="Standard">TEMPLATES = [</text:p>
      <text:p text:style-name="Standard"><text:s text:c="4"/>{</text:p>
      <text:p text:style-name="Standard"><text:s text:c="8"/>'BACKEND': 'django.template.backends.django.DjangoTemplates',</text:p>
      <text:p text:style-name="Standard"><text:s text:c="8"/>'DIRS': [BASE_DIR, "templates"],</text:p>
      <text:p text:style-name="Standard"><text:s text:c="8"/>'APP_DIRS': True,</text:p>
      <text:p text:style-name="Standard"><text:s text:c="8"/>'OPTIONS': {</text:p>
      <text:p text:style-name="Standard"><text:s text:c="12"/>'context_processors': [</text:p>
      <text:p text:style-name="Standard"><text:s text:c="16"/>'django.template.context_processors.debug',</text:p>
      <text:p text:style-name="Standard"><text:s text:c="16"/>'django.template.context_processors.request',</text:p>
      <text:p text:style-name="Standard"><text:s text:c="16"/>'django.contrib.auth.context_processors.auth',</text:p>
      <text:p text:style-name="Standard"><text:s text:c="16"/>'django.contrib.messages.context_processors.messages',</text:p>
      <text:p text:style-name="Standard"><text:s text:c="12"/>],</text:p>
      <text:p text:style-name="Standard"><text:s text:c="8"/>},</text:p>
      <text:p text:style-name="Standard"><text:s text:c="4"/>},</text:p>
      <text:p text:style-name="Standard">]</text:p>
      <text:p text:style-name="Standard"/>
      <text:p text:style-name="Standard">WSGI_APPLICATION = 'cia.wsgi.application'</text:p>
      <text:p text:style-name="Standard"/>
      <text:p text:style-name="Standard"># Database</text:p>
      <text:p text:style-name="Standard"># https://docs.djangoproject.com/en/4.2/ref/settings/#databases</text:p>
      <text:p text:style-name="Standard"/>
      <text:p text:style-name="Standard"># DATABASES = {</text:p>
      <text:p text:style-name="Standard"># <text:s text:c="4"/>'default': {</text:p>
      <text:p text:style-name="Standard"># <text:s text:c="8"/>'ENGINE': 'django.db.backends.sqlite3',</text:p>
      <text:p text:style-name="Standard"># <text:s text:c="8"/>'NAME': BASE_DIR / 'db.sqlite3',</text:p>
      <text:p text:style-name="Standard"># <text:s text:c="4"/>}</text:p>
      <text:p text:style-name="Standard"># }</text:p>
      <text:p text:style-name="Standard">DATABASES = {</text:p>
      <text:p text:style-name="Standard"><text:s text:c="4"/>'default': {</text:p>
      <text:p text:style-name="Standard"><text:s text:c="8"/>'ENGINE': 'django.db.backends.mysql',</text:p>
      <text:p text:style-name="Standard"><text:s text:c="8"/>'NAME': 'ciagroup_edition', </text:p>
      <text:p text:style-name="Standard"><text:s text:c="8"/>'USER': 'ciagroup_ciagroup',</text:p>
      <text:p text:style-name="Standard"><text:s text:c="8"/>'PASSWORD': '9Hu9hdBKOx1f',</text:p>
      <text:p text:style-name="Standard"><text:s text:c="8"/>'HOST': 'localhost', </text:p>
      <text:p text:style-name="Standard"><text:s text:c="8"/>'PORT': '3306',</text:p>
      <text:p text:style-name="Standard"><text:s text:c="4"/>}</text:p>
      <text:p text:style-name="Standard"><text:s text:c="4"/></text:p>
      <text:p text:style-name="Standard">}</text:p>
      <text:p text:style-name="Standard"># Password validation</text:p>
      <text:p text:style-name="Standard"># https://docs.djangoproject.com/en/4.2/ref/settings/#auth-password-validators</text:p>
      <text:p text:style-name="Standard"/>
      <text:p text:style-name="Standard">AUTH_PASSWORD_VALIDATORS = [</text:p>
      <text:p text:style-name="Standard"><text:soft-page-break/><text:s text:c="4"/>{</text:p>
      <text:p text:style-name="Standard"><text:s text:c="8"/>'NAME': 'django.contrib.auth.password_validation.UserAttributeSimilarityValidator',</text:p>
      <text:p text:style-name="Standard"><text:s text:c="4"/>},</text:p>
      <text:p text:style-name="Standard"><text:s text:c="4"/>{</text:p>
      <text:p text:style-name="Standard"><text:s text:c="8"/>'NAME': 'django.contrib.auth.password_validation.MinimumLengthValidator',</text:p>
      <text:p text:style-name="Standard"><text:s text:c="4"/>},</text:p>
      <text:p text:style-name="Standard"><text:s text:c="4"/>{</text:p>
      <text:p text:style-name="Standard"><text:s text:c="8"/>'NAME': 'django.contrib.auth.password_validation.CommonPasswordValidator',</text:p>
      <text:p text:style-name="Standard"><text:s text:c="4"/>},</text:p>
      <text:p text:style-name="Standard"><text:s text:c="4"/>{</text:p>
      <text:p text:style-name="Standard"><text:s text:c="8"/>'NAME': 'django.contrib.auth.password_validation.NumericPasswordValidator',</text:p>
      <text:p text:style-name="Standard"><text:s text:c="4"/>},</text:p>
      <text:p text:style-name="Standard">]</text:p>
      <text:p text:style-name="Standard"/>
      <text:p text:style-name="Standard"># Internationalization</text:p>
      <text:p text:style-name="Standard"># https://docs.djangoproject.com/en/4.2/topics/i18n/</text:p>
      <text:p text:style-name="Standard"/>
      <text:p text:style-name="Standard">LANGUAGE_CODE = 'fr-fr'</text:p>
      <text:p text:style-name="Standard"/>
      <text:p text:style-name="Standard">TIME_ZONE = 'UTC'</text:p>
      <text:p text:style-name="Standard"/>
      <text:p text:style-name="Standard">USE_I18N = True</text:p>
      <text:p text:style-name="Standard"/>
      <text:p text:style-name="Standard">USE_TZ = True</text:p>
      <text:p text:style-name="Standard"/>
      <text:p text:style-name="Standard"># Static files (CSS, JavaScript, Images)</text:p>
      <text:p text:style-name="Standard"># https://docs.djangoproject.com/en/4.2/howto/static-files/</text:p>
      <text:p text:style-name="Standard"/>
      <text:p text:style-name="Standard"># AUTH_USER_MODEL ="accounts.CustomUser"</text:p>
      <text:p text:style-name="Standard"/>
      <text:p text:style-name="Standard">STATIC_URL = '/static/'</text:p>
      <text:p text:style-name="Standard">STATICFILES_DIRS = [BASE_DIR, 'static']</text:p>
      <text:p text:style-name="Standard"># STATICFILES_DIRS = [BASE_DIR/'static/Dashboard/',BASE_DIR/'investissement/static']</text:p>
      <text:p text:style-name="Standard">STATIC_ROOT = os.path.join(BASE_DIR, 'staticfiles/')</text:p>
      <text:p text:style-name="Standard"/>
      <text:p text:style-name="Standard">MEDIA_URL ='Dashboard/media/'</text:p>
      <text:p text:style-name="Standard">MEDIA_ROOT = BASE_DIR/'Dashboard/media/'</text:p>
      <text:p text:style-name="Standard"># Default primary key field type</text:p>
      <text:p text:style-name="Standard"># https://docs.djangoproject.com/en/4.2/ref/settings/#default-auto-field</text:p>
      <text:p text:style-name="Standard"/>
      <text:p text:style-name="Standard">DEFAULT_AUTO_FIELD = 'django.db.models.BigAutoField'</text:p>
      <text:p text:style-name="Standard">AUTH_USER_MODEL = 'accounts.AuteurUser'</text:p>
      <text:p text:style-name="Standard"/>
      <text:p text:style-name="Standard">EMAIL_BACKEND = 'django.core.mail.backends.smtp.EmailBackend'</text:p>
      <text:p text:style-name="Standard">EMAIL_HOST = 'mail.ciagroupafrica.com'</text:p>
      <text:p text:style-name="Standard">EMAIL_PORT = 465</text:p>
      <text:p text:style-name="Standard">EMAIL_USE_TLS = False</text:p>
      <text:p text:style-name="Standard">EMAIL_HOST_USER ='agenda@ciagroupafrica.com'</text:p>
      <text:p text:style-name="Standard">EMAIL_HOST_PASSWORD = <text:a xlink:type="simple" xlink:href="mailto:'agenda@dap.com" text:style-name="Internet_20_link" text:visited-style-name="Visited_20_Internet_20_Link">'agenda@dap.com</text:a>'</text:p>
      <text:p text:style-name="Standard"/>
      <text:p text:style-name="Standard"/>
      <text:p text:style-name="P1">#***********************AGENT******************# </text:p>
      <text:p text:style-name="P1"><text:soft-page-break/>{% extends 'ciagroup/cia.html' %}</text:p>
      <text:p text:style-name="P1">{% load static %}</text:p>
      <text:p text:style-name="P1">{% block content%}</text:p>
      <text:p text:style-name="P1"><text:s text:c="8"/>&lt;!-- Navbar End --&gt;</text:p>
      <text:p text:style-name="P1"><text:s text:c="8"/></text:p>
      <text:p text:style-name="P1"><text:s text:c="8"/>&lt;!-- Carousel Start --&gt;</text:p>
      <text:p text:style-name="P1"><text:s text:c="8"/>&lt;div class="container-fluid px-0"&gt;</text:p>
      <text:p text:style-name="P1"><text:s text:c="12"/>&lt;div id="carouselId" class="carousel slide" data-bs-ride="carousel"&gt;</text:p>
      <text:p text:style-name="P1"><text:s text:c="16"/>&lt;ol class="carousel-indicators"&gt;</text:p>
      <text:p text:style-name="P1"><text:s text:c="20"/>&lt;li data-bs-target="#carouselId" data-bs-slide-to="0" class="active" aria-current="true" aria-label="First slide"&gt;&lt;/li&gt;</text:p>
      <text:p text:style-name="P1"><text:s text:c="20"/>&lt;li data-bs-target="#carouselId" data-bs-slide-to="1" aria-label="Second slide"&gt;&lt;/li&gt;</text:p>
      <text:p text:style-name="P1"><text:s text:c="20"/></text:p>
      <text:p text:style-name="P1"><text:s text:c="16"/>&lt;/ol&gt;</text:p>
      <text:p text:style-name="P1"><text:s text:c="16"/>&lt;div class="carousel-inner" role="listbox"&gt;</text:p>
      <text:p text:style-name="P1"><text:s text:c="20"/>&lt;div class="carousel-item active"&gt;</text:p>
      <text:p text:style-name="P1"><text:s text:c="24"/>&lt;img src="{% static 'dashboard/asset/img/cia/cia4.jpg'%}" class="img-fluid" alt="First slide"&gt;</text:p>
      <text:p text:style-name="P1"><text:s text:c="24"/>&lt;div class="carousel-caption"&gt;</text:p>
      <text:p text:style-name="P1"><text:s text:c="28"/>&lt;div class="container carousel-content"&gt;</text:p>
      <text:p text:style-name="P1"><text:s text:c="32"/>&lt;h6 class="text-secondary h4 animated fadeInUp"&gt;&lt;/h6&gt;</text:p>
      <text:p text:style-name="P1"><text:s text:c="32"/>&lt;h1 class="text-white display-1 mb-4 animated fadeInRight"&gt;AGENDA&lt;/h1&gt;</text:p>
      <text:p text:style-name="P1"><text:s text:c="33"/>{% comment %} &lt;a href="" class="me-2"&gt;&lt;button type="button" class="px-4 py-sm-3 px-sm-5 btn btn-primary rounded-pill carousel-content-btn1 animated fadeInLeft"&gt;Read More&lt;/button&gt;&lt;/a&gt;</text:p>
      <text:p text:style-name="P1"><text:s text:c="32"/>&lt;a href="" class="ms-2"&gt;&lt;button type="button" class="px-4 py-sm-3 px-sm-5 btn btn-primary rounded-pill carousel-content-btn2 animated fadeInRight"&gt;Contact Us&lt;/button&gt;&lt;/a&gt; <text:s/>{% endcomment %}</text:p>
      <text:p text:style-name="P1"><text:s text:c="28"/>&lt;/div&gt;</text:p>
      <text:p text:style-name="P1"><text:s text:c="24"/>&lt;/div&gt;</text:p>
      <text:p text:style-name="P1"><text:s text:c="20"/>&lt;/div&gt;</text:p>
      <text:p text:style-name="P1"><text:s text:c="20"/>&lt;div class="carousel-item"&gt;</text:p>
      <text:p text:style-name="P1"><text:s text:c="24"/>&lt;img src="{% static 'dashboard/asset/img/cia/cia2.jpg'%}" class="img-fluid" alt="Second slide"&gt;</text:p>
      <text:p text:style-name="P1"><text:s text:c="24"/>&lt;div class="carousel-caption"&gt;</text:p>
      <text:p text:style-name="P1"><text:s text:c="28"/>&lt;div class="container carousel-content"&gt;</text:p>
      <text:p text:style-name="P1"><text:s text:c="32"/>&lt;h6 class="text-secondary h4 animated fadeInUp"&gt;&lt;/h6&gt;</text:p>
      <text:p text:style-name="P1"><text:s text:c="32"/>&lt;h1 class="text-white display-1 mb-4 animated fadeInLeft"&gt;AGENDA&lt;/h1&gt;</text:p>
      <text:p text:style-name="P1"><text:s text:c="32"/>{% comment %} &lt;a href="" class="me-2"&gt;&lt;button type="button" class="px-4 py-sm-3 px-sm-5 btn btn-primary rounded-pill carousel-content-btn1 animated fadeInLeft"&gt;Read More&lt;/button&gt;&lt;/a&gt;</text:p>
      <text:p text:style-name="P1"><text:s text:c="32"/>&lt;a href="" class="ms-2"&gt;&lt;button type="button" class="px-4 py-sm-3 px-sm-5 btn btn-primary rounded-pill carousel-content-btn2 animated fadeInRight"&gt;Contact Us&lt;/button&gt;&lt;/a&gt; {% endcomment %}</text:p>
      <text:p text:style-name="P1"><text:s text:c="28"/>&lt;/div&gt;</text:p>
      <text:p text:style-name="P1"><text:s text:c="24"/>&lt;/div&gt;</text:p>
      <text:p text:style-name="P1"><text:s text:c="20"/>&lt;/div&gt;</text:p>
      <text:p text:style-name="P1"><text:s text:c="20"/></text:p>
      <text:p text:style-name="P1"><text:s text:c="16"/>&lt;/div&gt;</text:p>
      <text:p text:style-name="P1"><text:s text:c="16"/>&lt;!--&lt;button class="carousel-control-prev" type="button" data-bs-target="#carouselId" data-bs-slide="prev"&gt;</text:p>
      <text:p text:style-name="P1"><text:s text:c="20"/>&lt;span class="carousel-control-prev-icon" aria-hidden="true"&gt;&lt;/span&gt;</text:p>
      <text:p text:style-name="P1"><text:soft-page-break/><text:s text:c="20"/>&lt;span class="visually-hidden"&gt;Previous&lt;/span&gt;</text:p>
      <text:p text:style-name="P1"><text:s text:c="16"/>&lt;/button&gt;</text:p>
      <text:p text:style-name="P1"><text:s text:c="16"/>&lt;button class="carousel-control-next" type="button" data-bs-target="#carouselId" data-bs-slide="next"&gt;</text:p>
      <text:p text:style-name="P1"><text:s text:c="20"/>&lt;span class="carousel-control-next-icon" aria-hidden="true"&gt;&lt;/span&gt;</text:p>
      <text:p text:style-name="P1"><text:s text:c="20"/>&lt;span class="visually-hidden"&gt;Next&lt;/span&gt;</text:p>
      <text:p text:style-name="P1"><text:s text:c="16"/>&lt;/button&gt;--&gt;</text:p>
      <text:p text:style-name="P1"><text:s text:c="12"/>&lt;/div&gt;</text:p>
      <text:p text:style-name="P1"><text:s text:c="8"/>&lt;/div&gt;</text:p>
      <text:p text:style-name="P1"><text:s text:c="8"/>&lt;!-- Carousel End --&gt;</text:p>
      <text:p text:style-name="P1"/>
      <text:p text:style-name="P1"/>
      <text:p text:style-name="P1"><text:s text:c="8"/>&lt;!-- Fact Start --&gt;</text:p>
      <text:p text:style-name="P1"><text:s text:c="9"/>{% comment %} &lt;div class="container-fluid bg-secondary py-5"&gt;</text:p>
      <text:p text:style-name="P1"><text:s text:c="12"/>&lt;div class="container"&gt;</text:p>
      <text:p text:style-name="P1"><text:s text:c="16"/>&lt;div class="row"&gt;</text:p>
      <text:p text:style-name="P1"><text:s text:c="20"/>&lt;div class="col-lg-3 wow fadeIn" data-wow-delay=".1s"&gt;</text:p>
      <text:p text:style-name="P1"><text:s text:c="24"/>&lt;div class="d-flex counter"&gt;</text:p>
      <text:p text:style-name="P1"><text:s text:c="28"/>&lt;h1 class="me-3 text-primary counter-value"&gt;99&lt;/h1&gt;</text:p>
      <text:p text:style-name="P1"><text:s text:c="28"/>&lt;h5 class="text-white mt-1"&gt;Success in getting happy customer&lt;/h5&gt;</text:p>
      <text:p text:style-name="P1"><text:s text:c="24"/>&lt;/div&gt;</text:p>
      <text:p text:style-name="P1"><text:s text:c="20"/>&lt;/div&gt;</text:p>
      <text:p text:style-name="P1"><text:s text:c="20"/>&lt;div class="col-lg-3 wow fadeIn" data-wow-delay=".3s"&gt;</text:p>
      <text:p text:style-name="P1"><text:s text:c="24"/>&lt;div class="d-flex counter"&gt;</text:p>
      <text:p text:style-name="P1"><text:s text:c="28"/>&lt;h1 class="me-3 text-primary counter-value"&gt;25&lt;/h1&gt;</text:p>
      <text:p text:style-name="P1"><text:s text:c="28"/>&lt;h5 class="text-white mt-1"&gt;Thousands of successful business&lt;/h5&gt;</text:p>
      <text:p text:style-name="P1"><text:s text:c="24"/>&lt;/div&gt;</text:p>
      <text:p text:style-name="P1"><text:s text:c="20"/>&lt;/div&gt;</text:p>
      <text:p text:style-name="P1"><text:s text:c="20"/>&lt;div class="col-lg-3 wow fadeIn" data-wow-delay=".5s"&gt;</text:p>
      <text:p text:style-name="P1"><text:s text:c="24"/>&lt;div class="d-flex counter"&gt;</text:p>
      <text:p text:style-name="P1"><text:s text:c="28"/>&lt;h1 class="me-3 text-primary counter-value"&gt;120&lt;/h1&gt;</text:p>
      <text:p text:style-name="P1"><text:s text:c="28"/>&lt;h5 class="text-white mt-1"&gt;Total clients who love HighTech&lt;/h5&gt;</text:p>
      <text:p text:style-name="P1"><text:s text:c="24"/>&lt;/div&gt;</text:p>
      <text:p text:style-name="P1"><text:s text:c="20"/>&lt;/div&gt;</text:p>
      <text:p text:style-name="P1"><text:s text:c="20"/>&lt;div class="col-lg-3 wow fadeIn" data-wow-delay=".7s"&gt;</text:p>
      <text:p text:style-name="P1"><text:s text:c="24"/>&lt;div class="d-flex counter"&gt;</text:p>
      <text:p text:style-name="P1"><text:s text:c="28"/>&lt;h1 class="me-3 text-primary counter-value"&gt;5&lt;/h1&gt;</text:p>
      <text:p text:style-name="P1"><text:s text:c="28"/>&lt;h5 class="text-white mt-1"&gt;Stars reviews given by satisfied clients&lt;/h5&gt;</text:p>
      <text:p text:style-name="P1"><text:s text:c="24"/>&lt;/div&gt;</text:p>
      <text:p text:style-name="P1"><text:s text:c="20"/>&lt;/div&gt;</text:p>
      <text:p text:style-name="P1"><text:s text:c="16"/>&lt;/div&gt;</text:p>
      <text:p text:style-name="P1"><text:s text:c="12"/>&lt;/div&gt;</text:p>
      <text:p text:style-name="P1"><text:s text:c="8"/>&lt;/div&gt; <text:s/>{% endcomment %}</text:p>
      <text:p text:style-name="P1"><text:s text:c="8"/>&lt;!-- Fact End --&gt;</text:p>
      <text:p text:style-name="P1"/>
      <text:p text:style-name="P1"/>
      <text:p text:style-name="P1"><text:s text:c="8"/>&lt;!-- About Start --&gt;</text:p>
      <text:p text:style-name="P1"><text:s text:c="8"/>{% comment %} &lt;div class="container-fluid py-5 my-5"&gt;</text:p>
      <text:p text:style-name="P1"><text:s text:c="12"/>&lt;div class="container pt-5"&gt;</text:p>
      <text:p text:style-name="P1"><text:s text:c="16"/>&lt;div class="row g-5"&gt;</text:p>
      <text:p text:style-name="P1"><text:s text:c="20"/>&lt;div class="col-lg-5 col-md-6 col-sm-12 wow fadeIn" data-wow-delay=".3s"&gt;</text:p>
      <text:p text:style-name="P1"><text:s text:c="24"/>&lt;div class="h-100 position-relative"&gt;</text:p>
      <text:p text:style-name="P1"><text:soft-page-break/><text:s text:c="28"/>&lt;img src="{% static 'asset/img/cia/about-1.jpg'%}" class="img-fluid w-75 rounded" alt="" style="margin-bottom: 25%;"&gt;</text:p>
      <text:p text:style-name="P1"><text:s text:c="28"/>&lt;div class="position-absolute w-75" style="top: 25%; left: 25%;"&gt;</text:p>
      <text:p text:style-name="P1"><text:s text:c="32"/>&lt;img src="{% static 'asset/img/cia/about-2.jpg'%}" class="img-fluid w-100 rounded" alt=""&gt;</text:p>
      <text:p text:style-name="P1"><text:s text:c="28"/>&lt;/div&gt;</text:p>
      <text:p text:style-name="P1"><text:s text:c="24"/>&lt;/div&gt;</text:p>
      <text:p text:style-name="P1"><text:s text:c="20"/>&lt;/div&gt;</text:p>
      <text:p text:style-name="P1"><text:s text:c="20"/>&lt;div class="col-lg-7 col-md-6 col-sm-12 wow fadeIn" data-wow-delay=".5s"&gt;</text:p>
      <text:p text:style-name="P1"><text:s text:c="24"/>&lt;h5 class="text-primary"&gt;About Us&lt;/h5&gt;</text:p>
      <text:p text:style-name="P1"><text:s text:c="24"/>&lt;h1 class="mb-4"&gt;About HighTech Agency And It's Innovative IT Solutions&lt;/h1&gt;</text:p>
      <text:p text:style-name="P1"><text:s text:c="24"/>&lt;p&gt;Lorem ipsum dolor sit amet, consectetur adipiscing elit. Sed efficitur quis purus ut interdum. Pellentesque aliquam dolor eget urna ultricies tincidunt. Nam volutpat libero sit amet leo cursus, ac viverra eros tristique. Morbi quis quam mi. Cras vel gravida eros. Proin scelerisque quam nec elementum viverra. Suspendisse viverra hendrerit diam in tempus. Etiam gravida justo nec erat vestibulum, et malesuada augue laoreet.&lt;/p&gt;</text:p>
      <text:p text:style-name="P1"><text:s text:c="24"/>&lt;p class="mb-4"&gt;Pellentesque aliquam dolor eget urna ultricies tincidunt. Nam volutpat libero sit amet leo cursus, ac viverra eros tristique. Morbi quis quam mi. Cras vel gravida eros. Proin scelerisque quam nec elementum viverra. Suspendisse viverra hendrerit diam in tempus.&lt;/p&gt;</text:p>
      <text:p text:style-name="P1"><text:s text:c="24"/>&lt;a href="" class="btn btn-secondary rounded-pill px-5 py-3 text-white"&gt;More Details&lt;/a&gt;</text:p>
      <text:p text:style-name="P1"><text:s text:c="20"/>&lt;/div&gt;</text:p>
      <text:p text:style-name="P1"><text:s text:c="16"/>&lt;/div&gt;</text:p>
      <text:p text:style-name="P1"><text:s text:c="12"/>&lt;/div&gt;</text:p>
      <text:p text:style-name="P1"><text:s text:c="8"/>&lt;/div&gt; <text:s/>{% endcomment %}</text:p>
      <text:p text:style-name="P1"><text:s text:c="8"/>&lt;!-- About End --&gt;</text:p>
      <text:p text:style-name="P1"/>
      <text:p text:style-name="P1"/>
      <text:p text:style-name="P1"><text:s text:c="8"/>&lt;!-- Services Start --&gt;</text:p>
      <text:p text:style-name="P1"><text:s text:c="8"/>&lt;div class="container-fluid services py-5 mb-5"&gt;</text:p>
      <text:p text:style-name="P1"><text:s text:c="12"/>&lt;div class="container"&gt;</text:p>
      <text:p text:style-name="P1"><text:s text:c="16"/>&lt;div class="text-center mx-auto pb-5 wow fadeIn" data-wow-delay=".3s" style="max-width: 600px;"&gt;</text:p>
      <text:p text:style-name="P1"><text:s text:c="20"/>&lt;h5 class="text-primary"&gt;Nos Actualités&lt;/h5&gt;</text:p>
      <text:p text:style-name="P1"><text:s text:c="20"/>&lt;h1&gt;Suivez nos actualités pour ne rien rater&lt;/h1&gt;</text:p>
      <text:p text:style-name="P1"><text:s text:c="16"/>&lt;/div&gt;</text:p>
      <text:p text:style-name="P1"><text:s text:c="16"/>&lt;div class="row g-5 services-inner"&gt;</text:p>
      <text:p text:style-name="P1"><text:s text:c="20"/>&lt;h5 class="text-center"&gt;Nos recentes publications sur nos livres Editions&lt;/h5&gt;</text:p>
      <text:p text:style-name="P1"><text:s text:c="20"/>{% for agendas <text:s/>in agenda %}</text:p>
      <text:p text:style-name="P1"><text:s text:c="20"/>&lt;div class="col-md-6 col-lg-4 wow fadeIn" data-wow-delay=".3s"&gt;</text:p>
      <text:p text:style-name="P1"><text:s text:c="24"/>&lt;div class="services-item bg-light"&gt;</text:p>
      <text:p text:style-name="P1"><text:s text:c="28"/>&lt;div class="p-4 text-center services-content"&gt;</text:p>
      <text:p text:style-name="P1"><text:s text:c="32"/>{% comment %} &lt;div class="services-content-icon"&gt; <text:s/>{% endcomment %}</text:p>
      <text:p text:style-name="P1"><text:s text:c="32"/>&lt;div class="services-content-icon"&gt;</text:p>
      <text:p text:style-name="P1"><text:s text:c="36"/>{% comment %} &lt;i class="fa fa-code fa-7x mb-4 text-primary"&gt;&lt;/i&gt; {% endcomment %}</text:p>
      <text:p text:style-name="P1"><text:s text:c="36"/>&lt;h4 class="mb-3"&gt; {{agendas.categorie}} &lt;/h4&gt;</text:p>
      <text:p text:style-name="P1"><text:s text:c="36"/>&lt;p class="mb-4"&gt;{{agendas.description}} &lt;/p&gt;</text:p>
      <text:p text:style-name="P1"><text:s text:c="36"/>&lt;a href="" class="btn btn-secondary text-white px-5 py-3 rounded-pill"&gt;Voir Plus&lt;/a&gt;</text:p>
      <text:p text:style-name="P1"><text:s text:c="32"/>&lt;/div&gt;</text:p>
      <text:p text:style-name="P1"><text:soft-page-break/><text:s text:c="28"/>&lt;/div&gt;</text:p>
      <text:p text:style-name="P1"><text:s text:c="24"/>&lt;/div&gt;</text:p>
      <text:p text:style-name="P1"><text:s text:c="20"/>&lt;/div&gt;</text:p>
      <text:p text:style-name="P1"><text:s text:c="20"/>{% endfor %} <text:s/></text:p>
      <text:p text:style-name="P1"><text:s text:c="16"/>&lt;/div&gt;</text:p>
      <text:p text:style-name="P1"><text:s text:c="12"/>&lt;/div&gt;</text:p>
      <text:p text:style-name="P1"><text:s text:c="8"/>&lt;/div&gt;</text:p>
      <text:p text:style-name="P1"><text:s text:c="8"/></text:p>
      <text:p text:style-name="P1"><text:s text:c="8"/>&lt;div class="container-fluid <text:s/>py-5 mb-5"&gt;</text:p>
      <text:p text:style-name="P1"><text:s text:c="12"/>&lt;div class="container"&gt;</text:p>
      <text:p text:style-name="P1"><text:s text:c="16"/>&lt;div class="row g-5 "&gt;</text:p>
      <text:p text:style-name="P1"><text:s text:c="20"/>&lt;h5 class="text-center"&gt;Liste des immeubles&lt;/h5&gt;</text:p>
      <text:p text:style-name="P1"><text:s text:c="8"/></text:p>
      <text:p text:style-name="P1"><text:s text:c="20"/>{% for immeuble in immeubles %}</text:p>
      <text:p text:style-name="P1"><text:s text:c="20"/>&lt;div class="col-md-6 col-lg-4 wow fadeIn" data-wow-delay=".3s"&gt;</text:p>
      <text:p text:style-name="P1"><text:s text:c="24"/>&lt;div class="services-item bg-light"&gt;</text:p>
      <text:p text:style-name="P1"><text:s text:c="28"/>&lt;div class="p-4 text-center "&gt;</text:p>
      <text:p text:style-name="P1"><text:s text:c="32"/></text:p>
      <text:p text:style-name="P1"><text:s text:c="32"/>&lt;div <text:s/>class="carousel slide" data-ride="carousel"&gt;</text:p>
      <text:p text:style-name="P1"><text:s text:c="36"/>&lt;div class="carousel-inner"&gt;</text:p>
      <text:p text:style-name="P1"><text:s text:c="40"/>{% for image in immeuble.imagesimmeuble_set.all %}</text:p>
      <text:p text:style-name="P1"><text:s text:c="40"/>&lt;div class="carousel-item {% if forloop.first %}active{% endif %}"&gt;</text:p>
      <text:p text:style-name="P1"/>
      <text:p text:style-name="P1"><text:s text:c="44"/>&lt;img src="{{ image.images.url }}" alt="{{ immeuble.name }}" class="d-block w-100"&gt;</text:p>
      <text:p text:style-name="P1"><text:s text:c="40"/>&lt;/div&gt;</text:p>
      <text:p text:style-name="P1"><text:s text:c="40"/>{% endfor %}</text:p>
      <text:p text:style-name="P1"><text:s text:c="36"/>&lt;/div&gt;</text:p>
      <text:p text:style-name="P1"><text:s text:c="32"/>&lt;/div&gt;</text:p>
      <text:p text:style-name="P1"><text:s text:c="32"/>&lt;div class="p-4 pb-0"&gt; <text:s text:c="15"/></text:p>
      <text:p text:style-name="P1"><text:s text:c="36"/>&lt;!-- Informations sur le département, la commune, l'arrondissement et le quartier --&gt;</text:p>
      <text:p text:style-name="P1"><text:s text:c="36"/>&lt;p&gt;</text:p>
      <text:p text:style-name="P1"><text:s text:c="40"/>&lt;h5 style="color: rgb(37, 37, 37); display: inline-block; margin-right: 10px;"&gt;Type d'immeuble :&lt;/h5&gt;</text:p>
      <text:p text:style-name="P1"><text:s text:c="40"/>{{immeuble.type}} &lt;br&gt;</text:p>
      <text:p text:style-name="P1"><text:s text:c="40"/>&lt;i class="fa fa-map-marker-alt text-primary me-2"&gt;&lt;/i&gt;</text:p>
      <text:p text:style-name="P1"><text:s text:c="40"/>{{immeuble.departement}}, {{immeuble.commune}}, {{immeuble.arrondissement}}, {{immeuble.quartier}}</text:p>
      <text:p text:style-name="P1"><text:s text:c="36"/>&lt;/p&gt;</text:p>
      <text:p text:style-name="P1"><text:s text:c="32"/></text:p>
      <text:p text:style-name="P1"><text:s text:c="36"/>&lt;!-- Bouton "Consulter" --&gt;</text:p>
      <text:p text:style-name="P1"><text:s text:c="36"/></text:p>
      <text:p text:style-name="P1"><text:s text:c="32"/>&lt;/div&gt;</text:p>
      <text:p text:style-name="P1"><text:s text:c="32"/>&lt;a href="{% url 'liste_chambres_immeubles' immeuble.id %}" class="btn btn-primary m-3 mx-2 text-white"&gt;Consulter&lt;/a&gt;</text:p>
      <text:p text:style-name="P1"><text:s text:c="32"/></text:p>
      <text:p text:style-name="P1"><text:s text:c="32"/></text:p>
      <text:p text:style-name="P1"><text:s text:c="32"/></text:p>
      <text:p text:style-name="P1"><text:s text:c="28"/>&lt;/div&gt;</text:p>
      <text:p text:style-name="P1"><text:s text:c="24"/>&lt;/div&gt;</text:p>
      <text:p text:style-name="P1"><text:s text:c="20"/>&lt;/div&gt;</text:p>
      <text:p text:style-name="P1"><text:soft-page-break/><text:s text:c="20"/>{% endfor %}</text:p>
      <text:p text:style-name="P1"><text:s text:c="16"/>&lt;/div&gt;</text:p>
      <text:p text:style-name="P1"><text:s text:c="12"/>&lt;/div&gt;</text:p>
      <text:p text:style-name="P1"><text:s text:c="8"/>&lt;/div&gt;</text:p>
      <text:p text:style-name="P1"><text:s text:c="8"/></text:p>
      <text:p text:style-name="P1"><text:s text:c="8"/></text:p>
      <text:p text:style-name="P1"><text:s text:c="8"/></text:p>
      <text:p text:style-name="P1"><text:s text:c="8"/></text:p>
      <text:p text:style-name="P1"><text:s text:c="9"/>&lt;!-- Fact Start --&gt;</text:p>
      <text:p text:style-name="P1"><text:s text:c="8"/>{% comment %} &lt;div class="container-fluid bg-secondary py-5"&gt;</text:p>
      <text:p text:style-name="P1"><text:s text:c="12"/>&lt;div class="container"&gt;</text:p>
      <text:p text:style-name="P1"><text:s text:c="16"/>&lt;div class="row"&gt;</text:p>
      <text:p text:style-name="P1"><text:s text:c="20"/>&lt;div class="col-lg-12 wow fadeIn" data-wow-delay=".1s"&gt;</text:p>
      <text:p text:style-name="P1"><text:s text:c="24"/>&lt;div class=" text-center counter"&gt;</text:p>
      <text:p text:style-name="P1"><text:s text:c="28"/>&lt;h5 class="text-white mt-1"&gt;Vous souhaitez suivre notre actualité et/ou participer à nos évèrnement&lt;/h5&gt; &lt;br&gt;</text:p>
      <text:p text:style-name="P1"><text:s text:c="28"/>&lt;p class="text-white mt-1"&gt;&lt;a class="text-white mt-1" href=""&gt;Decouvrez notr new littre&lt;/a&gt;&lt;/p&gt;</text:p>
      <text:p text:style-name="P1"><text:s text:c="24"/>&lt;/div&gt;</text:p>
      <text:p text:style-name="P1"><text:s text:c="20"/>&lt;/div&gt;</text:p>
      <text:p text:style-name="P1"/>
      <text:p text:style-name="P1"><text:s text:c="16"/>&lt;/div&gt;</text:p>
      <text:p text:style-name="P1"><text:s text:c="12"/>&lt;/div&gt;</text:p>
      <text:p text:style-name="P1"><text:s text:c="8"/>&lt;/div&gt; <text:s/>{% endcomment %}</text:p>
      <text:p text:style-name="P1"><text:s text:c="8"/>&lt;!-- Fact End --&gt;</text:p>
      <text:p text:style-name="P1"/>
      <text:p text:style-name="P1"><text:s text:c="8"/>&lt;!-- Services End --&gt;</text:p>
      <text:p text:style-name="P1"/>
      <text:p text:style-name="P1"/>
      <text:p text:style-name="P1"><text:s text:c="8"/>&lt;!-- Project Start --&gt;</text:p>
      <text:p text:style-name="P1"><text:s text:c="7"/>{% comment %} &lt;div class="container-fluid project py-5 mb-5"&gt;</text:p>
      <text:p text:style-name="P1"><text:s text:c="12"/>&lt;div class="container"&gt;</text:p>
      <text:p text:style-name="P1"><text:s text:c="16"/>&lt;div class="text-center mx-auto pb-5 wow fadeIn" data-wow-delay=".3s" style="max-width: 600px;"&gt;</text:p>
      <text:p text:style-name="P1"><text:s text:c="20"/>&lt;h5 class="text-primary"&gt;Our Project&lt;/h5&gt;</text:p>
      <text:p text:style-name="P1"><text:s text:c="20"/>&lt;h1&gt;Our Recently Completed Projects&lt;/h1&gt;</text:p>
      <text:p text:style-name="P1"><text:s text:c="16"/>&lt;/div&gt;</text:p>
      <text:p text:style-name="P1"><text:s text:c="16"/>&lt;div class="row g-5"&gt;</text:p>
      <text:p text:style-name="P1"><text:s text:c="20"/>&lt;div class="col-md-6 col-lg-4 wow fadeIn" data-wow-delay=".3s"&gt;</text:p>
      <text:p text:style-name="P1"><text:s text:c="24"/>&lt;div class="project-item"&gt;</text:p>
      <text:p text:style-name="P1"><text:s text:c="28"/>&lt;div class="project-img"&gt;</text:p>
      <text:p text:style-name="P1"><text:s text:c="32"/>&lt;img src="{{asset('interface/img/cia/project-1.jpg')}}" class="img-fluid w-100 rounded" alt=""&gt;</text:p>
      <text:p text:style-name="P1"><text:s text:c="32"/>&lt;div class="project-content"&gt;</text:p>
      <text:p text:style-name="P1"><text:s text:c="36"/>&lt;a href="#" class="text-center"&gt;</text:p>
      <text:p text:style-name="P1"><text:s text:c="40"/>&lt;h4 class="text-secondary"&gt;Web design&lt;/h4&gt;</text:p>
      <text:p text:style-name="P1"><text:s text:c="40"/>&lt;p class="m-0 text-white"&gt;Web Analysis&lt;/p&gt;</text:p>
      <text:p text:style-name="P1"><text:s text:c="36"/>&lt;/a&gt;</text:p>
      <text:p text:style-name="P1"><text:s text:c="32"/>&lt;/div&gt;</text:p>
      <text:p text:style-name="P1"><text:s text:c="28"/>&lt;/div&gt;</text:p>
      <text:p text:style-name="P1"><text:s text:c="24"/>&lt;/div&gt;</text:p>
      <text:p text:style-name="P1"><text:s text:c="20"/>&lt;/div&gt;</text:p>
      <text:p text:style-name="P1"><text:soft-page-break/><text:s text:c="20"/>&lt;div class="col-md-6 col-lg-4 wow fadeIn" data-wow-delay=".5s"&gt;</text:p>
      <text:p text:style-name="P1"><text:s text:c="24"/>&lt;div class="project-item"&gt;</text:p>
      <text:p text:style-name="P1"><text:s text:c="28"/>&lt;div class="project-img"&gt;</text:p>
      <text:p text:style-name="P1"><text:s text:c="32"/>&lt;img src="{{asset('interface/img/cia/project-2.jpg')}}" class="img-fluid w-100 rounded" alt=""&gt;</text:p>
      <text:p text:style-name="P1"><text:s text:c="32"/>&lt;div class="project-content"&gt;</text:p>
      <text:p text:style-name="P1"><text:s text:c="36"/>&lt;a href="#" class="text-center"&gt;</text:p>
      <text:p text:style-name="P1"><text:s text:c="40"/>&lt;h4 class="text-secondary"&gt;Cyber Security&lt;/h4&gt;</text:p>
      <text:p text:style-name="P1"><text:s text:c="40"/>&lt;p class="m-0 text-white"&gt;Cyber Security Core&lt;/p&gt;</text:p>
      <text:p text:style-name="P1"><text:s text:c="36"/>&lt;/a&gt;</text:p>
      <text:p text:style-name="P1"><text:s text:c="32"/>&lt;/div&gt;</text:p>
      <text:p text:style-name="P1"><text:s text:c="28"/>&lt;/div&gt;</text:p>
      <text:p text:style-name="P1"><text:s text:c="24"/>&lt;/div&gt;</text:p>
      <text:p text:style-name="P1"><text:s text:c="20"/>&lt;/div&gt;</text:p>
      <text:p text:style-name="P1"><text:s text:c="20"/>&lt;div class="col-md-6 col-lg-4 wow fadeIn" data-wow-delay=".7s"&gt;</text:p>
      <text:p text:style-name="P1"><text:s text:c="24"/>&lt;div class="project-item"&gt;</text:p>
      <text:p text:style-name="P1"><text:s text:c="28"/>&lt;div class="project-img"&gt;</text:p>
      <text:p text:style-name="P1"><text:s text:c="32"/>&lt;img src="{{asset('interface/img/cia/project-3.jpg')}}" class="img-fluid w-100 rounded" alt=""&gt;</text:p>
      <text:p text:style-name="P1"><text:s text:c="32"/>&lt;div class="project-content"&gt;</text:p>
      <text:p text:style-name="P1"><text:s text:c="36"/>&lt;a href="#" class="text-center"&gt;</text:p>
      <text:p text:style-name="P1"><text:s text:c="40"/>&lt;h4 class="text-secondary"&gt;Mobile Info&lt;/h4&gt;</text:p>
      <text:p text:style-name="P1"><text:s text:c="40"/>&lt;p class="m-0 text-white"&gt;Upcomming Phone&lt;/p&gt;</text:p>
      <text:p text:style-name="P1"><text:s text:c="36"/>&lt;/a&gt;</text:p>
      <text:p text:style-name="P1"><text:s text:c="32"/>&lt;/div&gt;</text:p>
      <text:p text:style-name="P1"><text:s text:c="28"/>&lt;/div&gt;</text:p>
      <text:p text:style-name="P1"><text:s text:c="24"/>&lt;/div&gt;</text:p>
      <text:p text:style-name="P1"><text:s text:c="20"/>&lt;/div&gt;</text:p>
      <text:p text:style-name="P1"><text:s text:c="20"/>&lt;div class="col-md-6 col-lg-4 wow fadeIn" data-wow-delay=".3s"&gt;</text:p>
      <text:p text:style-name="P1"><text:s text:c="24"/>&lt;div class="project-item"&gt;</text:p>
      <text:p text:style-name="P1"><text:s text:c="28"/>&lt;div class="{{asset('interface/img/cia/project-4.jpg')}}"&gt;</text:p>
      <text:p text:style-name="P1"><text:s text:c="32"/>&lt;img src="img/project-4.jpg" class="img-fluid w-100 rounded" alt=""&gt;</text:p>
      <text:p text:style-name="P1"><text:s text:c="32"/>&lt;div class="project-content"&gt;</text:p>
      <text:p text:style-name="P1"><text:s text:c="36"/>&lt;a href="#" class="text-center"&gt;</text:p>
      <text:p text:style-name="P1"><text:s text:c="40"/>&lt;h4 class="text-secondary"&gt;Web Development&lt;/h4&gt;</text:p>
      <text:p text:style-name="P1"><text:s text:c="40"/>&lt;p class="m-0 text-white"&gt;Web Analysis&lt;/p&gt;</text:p>
      <text:p text:style-name="P1"><text:s text:c="36"/>&lt;/a&gt;</text:p>
      <text:p text:style-name="P1"><text:s text:c="32"/>&lt;/div&gt;</text:p>
      <text:p text:style-name="P1"><text:s text:c="28"/>&lt;/div&gt;</text:p>
      <text:p text:style-name="P1"><text:s text:c="24"/>&lt;/div&gt;</text:p>
      <text:p text:style-name="P1"><text:s text:c="20"/>&lt;/div&gt;</text:p>
      <text:p text:style-name="P1"><text:s text:c="20"/>&lt;div class="col-md-6 col-lg-4 wow fadeIn" data-wow-delay=".5s"&gt;</text:p>
      <text:p text:style-name="P1"><text:s text:c="24"/>&lt;div class="project-item"&gt;</text:p>
      <text:p text:style-name="P1"><text:s text:c="28"/>&lt;div class="project-img"&gt;</text:p>
      <text:p text:style-name="P1"><text:s text:c="32"/>&lt;img src="{{asset('interface/img/cia/project-5.jpg')}}" class="img-fluid w-100 rounded" alt=""&gt;</text:p>
      <text:p text:style-name="P1"><text:s text:c="32"/>&lt;div class="project-content"&gt;</text:p>
      <text:p text:style-name="P1"><text:s text:c="36"/>&lt;a href="#" class="text-center"&gt;</text:p>
      <text:p text:style-name="P1"><text:s text:c="40"/>&lt;h4 class="text-secondary"&gt;Digital Marketing&lt;/h4&gt;</text:p>
      <text:p text:style-name="P1"><text:s text:c="40"/>&lt;p class="m-0 text-white"&gt;Marketing Analysis&lt;/p&gt;</text:p>
      <text:p text:style-name="P1"><text:s text:c="36"/>&lt;/a&gt;</text:p>
      <text:p text:style-name="P1"><text:s text:c="32"/>&lt;/div&gt;</text:p>
      <text:p text:style-name="P1"><text:soft-page-break/><text:s text:c="28"/>&lt;/div&gt;</text:p>
      <text:p text:style-name="P1"><text:s text:c="24"/>&lt;/div&gt;</text:p>
      <text:p text:style-name="P1"><text:s text:c="20"/>&lt;/div&gt;</text:p>
      <text:p text:style-name="P1"><text:s text:c="20"/>&lt;div class="col-md-6 col-lg-4 wow fadeIn" data-wow-delay=".7s"&gt;</text:p>
      <text:p text:style-name="P1"><text:s text:c="24"/>&lt;div class="project-item"&gt;</text:p>
      <text:p text:style-name="P1"><text:s text:c="28"/>&lt;div class="project-img"&gt;</text:p>
      <text:p text:style-name="P1"><text:s text:c="32"/>&lt;img src="{{asset('interface/img/cia/project-6.jpg')}}" class="img-fluid w-100 rounded" alt=""&gt;</text:p>
      <text:p text:style-name="P1"><text:s text:c="32"/>&lt;div class="project-content"&gt;</text:p>
      <text:p text:style-name="P1"><text:s text:c="36"/>&lt;a href="#" class="text-center"&gt;</text:p>
      <text:p text:style-name="P1"><text:s text:c="40"/>&lt;h4 class="text-secondary"&gt;keyword Research&lt;/h4&gt;</text:p>
      <text:p text:style-name="P1"><text:s text:c="40"/>&lt;p class="m-0 text-white"&gt;keyword Analysis&lt;/p&gt;</text:p>
      <text:p text:style-name="P1"><text:s text:c="36"/>&lt;/a&gt;</text:p>
      <text:p text:style-name="P1"><text:s text:c="32"/>&lt;/div&gt;</text:p>
      <text:p text:style-name="P1"><text:s text:c="28"/>&lt;/div&gt;</text:p>
      <text:p text:style-name="P1"><text:s text:c="24"/>&lt;/div&gt;</text:p>
      <text:p text:style-name="P1"><text:s text:c="20"/>&lt;/div&gt;</text:p>
      <text:p text:style-name="P1"><text:s text:c="16"/>&lt;/div&gt;</text:p>
      <text:p text:style-name="P1"><text:s text:c="12"/>&lt;/div&gt;</text:p>
      <text:p text:style-name="P1"><text:s text:c="8"/>&lt;/div&gt; {% endcomment %}</text:p>
      <text:p text:style-name="P1"><text:s text:c="8"/>&lt;!-- Project End --&gt;</text:p>
      <text:p text:style-name="P1"/>
      <text:p text:style-name="P1"/>
      <text:p text:style-name="P1"><text:s text:c="8"/>&lt;!-- Blog Start --&gt;</text:p>
      <text:p text:style-name="P1"><text:s text:c="9"/>{% comment %} &lt;div class="container-fluid blog py-5 mb-5"&gt;</text:p>
      <text:p text:style-name="P1"><text:s text:c="12"/>&lt;div class="container"&gt;</text:p>
      <text:p text:style-name="P1"><text:s text:c="16"/>&lt;div class="text-center mx-auto pb-5 wow fadeIn" data-wow-delay=".3s" style="max-width: 600px;"&gt;</text:p>
      <text:p text:style-name="P1"><text:s text:c="20"/>&lt;h5 class="text-primary"&gt;Our Blog&lt;/h5&gt;</text:p>
      <text:p text:style-name="P1"><text:s text:c="20"/>&lt;h1&gt;Latest Blog &amp; News&lt;/h1&gt;</text:p>
      <text:p text:style-name="P1"><text:s text:c="16"/>&lt;/div&gt;</text:p>
      <text:p text:style-name="P1"><text:s text:c="16"/>&lt;div class="row g-5 justify-content-center"&gt;</text:p>
      <text:p text:style-name="P1"><text:s text:c="20"/>&lt;div class="col-lg-6 col-xl-4 wow fadeIn" data-wow-delay=".3s"&gt;</text:p>
      <text:p text:style-name="P1"><text:s text:c="24"/>&lt;div class="blog-item position-relative bg-light rounded"&gt;</text:p>
      <text:p text:style-name="P1"><text:s text:c="28"/>&lt;img src="{{asset('interface/img/cia/blog-1.jpg')}}" class="img-fluid w-100 rounded-top" alt=""&gt;</text:p>
      <text:p text:style-name="P1"><text:s text:c="28"/>&lt;span class="position-absolute px-4 py-3 bg-primary text-white rounded" style="top: -28px; right: 20px;"&gt;Web Design&lt;/span&gt;</text:p>
      <text:p text:style-name="P1"><text:s text:c="28"/>&lt;div class="blog-btn d-flex justify-content-between position-relative px-3" style="margin-top: -75px;"&gt;</text:p>
      <text:p text:style-name="P1"><text:s text:c="32"/>&lt;div class="blog-icon btn btn-secondary px-3 rounded-pill my-auto"&gt;</text:p>
      <text:p text:style-name="P1"><text:s text:c="36"/>&lt;a href="" class="btn text-white"&gt;Read More&lt;/a&gt;</text:p>
      <text:p text:style-name="P1"><text:s text:c="32"/>&lt;/div&gt;</text:p>
      <text:p text:style-name="P1"><text:s text:c="32"/>&lt;div class="blog-btn-icon btn btn-secondary px-4 py-3 rounded-pill "&gt;</text:p>
      <text:p text:style-name="P1"><text:s text:c="36"/>&lt;div class="blog-icon-1"&gt;</text:p>
      <text:p text:style-name="P1"><text:s text:c="40"/>&lt;p class="text-white px-2"&gt;Share&lt;i class="fa fa-arrow-right ms-3"&gt;&lt;/i&gt;&lt;/p&gt;</text:p>
      <text:p text:style-name="P1"><text:s text:c="36"/>&lt;/div&gt;</text:p>
      <text:p text:style-name="P1"><text:s text:c="36"/>&lt;div class="blog-icon-2"&gt;</text:p>
      <text:p text:style-name="P1"><text:s text:c="40"/>&lt;a href="" class="btn me-1"&gt;&lt;i class="fab fa-facebook-f text-white"&gt;&lt;/i&gt;&lt;/a&gt;</text:p>
      <text:p text:style-name="P1"><text:s text:c="40"/>&lt;a href="" class="btn me-1"&gt;&lt;i class="fab fa-twitter text-white"&gt;&lt;/i&gt;&lt;/a&gt;</text:p>
      <text:p text:style-name="P1"><text:soft-page-break/><text:s text:c="40"/>&lt;a href="" class="btn me-1"&gt;&lt;i class="fab fa-instagram text-white"&gt;&lt;/i&gt;&lt;/a&gt;</text:p>
      <text:p text:style-name="P1"><text:s text:c="36"/>&lt;/div&gt;</text:p>
      <text:p text:style-name="P1"><text:s text:c="32"/>&lt;/div&gt;</text:p>
      <text:p text:style-name="P1"><text:s text:c="28"/>&lt;/div&gt;</text:p>
      <text:p text:style-name="P1"><text:s text:c="28"/>&lt;div class="blog-content text-center position-relative px-3" style="margin-top: -25px;"&gt;</text:p>
      <text:p text:style-name="P1"><text:s text:c="32"/>&lt;img src="{{asset('interface/img/cia/blog-1.jpg')}}" class="img-fluid rounded-circle border border-4 border-white mb-3" alt=""&gt;</text:p>
      <text:p text:style-name="P1"><text:s text:c="32"/>&lt;h5 class=""&gt;By Daniel Martin&lt;/h5&gt;</text:p>
      <text:p text:style-name="P1"><text:s text:c="32"/>&lt;span class="text-secondary"&gt;24 March 2023&lt;/span&gt;</text:p>
      <text:p text:style-name="P1"><text:s text:c="32"/>&lt;p class="py-2"&gt;Lorem ipsum dolor sit amet elit. Sed efficitur quis purus ut interdum. Aliquam dolor eget urna ultricies tincidunt libero sit amet&lt;/p&gt;</text:p>
      <text:p text:style-name="P1"><text:s text:c="28"/>&lt;/div&gt;</text:p>
      <text:p text:style-name="P1"><text:s text:c="28"/>&lt;div class="blog-coment d-flex justify-content-between px-4 py-2 border bg-primary rounded-bottom"&gt;</text:p>
      <text:p text:style-name="P1"><text:s text:c="32"/>&lt;a href="" class="text-white"&gt;&lt;small&gt;&lt;i class="fas fa-share me-2 text-secondary"&gt;&lt;/i&gt;5324 Share&lt;/small&gt;&lt;/a&gt;</text:p>
      <text:p text:style-name="P1"><text:s text:c="32"/>&lt;a href="" class="text-white"&gt;&lt;small&gt;&lt;i class="fa fa-comments me-2 text-secondary"&gt;&lt;/i&gt;5 Comments&lt;/small&gt;&lt;/a&gt;</text:p>
      <text:p text:style-name="P1"><text:s text:c="28"/>&lt;/div&gt;</text:p>
      <text:p text:style-name="P1"><text:s text:c="24"/>&lt;/div&gt;</text:p>
      <text:p text:style-name="P1"><text:s text:c="20"/>&lt;/div&gt;</text:p>
      <text:p text:style-name="P1"><text:s text:c="20"/>&lt;div class="col-lg-6 col-xl-4 wow fadeIn" data-wow-delay=".5s"&gt;</text:p>
      <text:p text:style-name="P1"><text:s text:c="24"/>&lt;div class="blog-item position-relative bg-light rounded"&gt;</text:p>
      <text:p text:style-name="P1"><text:s text:c="28"/>&lt;img src="{{asset('interface/img/cia/blog-2.jpg')}}" class="img-fluid w-100 rounded-top" alt=""&gt;</text:p>
      <text:p text:style-name="P1"><text:s text:c="28"/>&lt;span class="position-absolute px-4 py-3 bg-primary text-white rounded" style="top: -28px; right: 20px;"&gt;Development&lt;/span&gt;</text:p>
      <text:p text:style-name="P1"><text:s text:c="28"/>&lt;div class="blog-btn d-flex justify-content-between position-relative px-3" style="margin-top: -75px;"&gt;</text:p>
      <text:p text:style-name="P1"><text:s text:c="32"/>&lt;div class="blog-icon btn btn-secondary px-3 rounded-pill my-auto"&gt;</text:p>
      <text:p text:style-name="P1"><text:s text:c="36"/>&lt;a href="" class="btn text-white "&gt;Read More&lt;/a&gt;</text:p>
      <text:p text:style-name="P1"><text:s text:c="32"/>&lt;/div&gt;</text:p>
      <text:p text:style-name="P1"><text:s text:c="32"/>&lt;div class="blog-btn-icon btn btn-secondary px-4 py-3 rounded-pill "&gt;</text:p>
      <text:p text:style-name="P1"><text:s text:c="36"/>&lt;div class="blog-icon-1"&gt;</text:p>
      <text:p text:style-name="P1"><text:s text:c="40"/>&lt;p class="text-white px-2"&gt;Share&lt;i class="fa fa-arrow-right ms-3"&gt;&lt;/i&gt;&lt;/p&gt;</text:p>
      <text:p text:style-name="P1"><text:s text:c="36"/>&lt;/div&gt;</text:p>
      <text:p text:style-name="P1"><text:s text:c="36"/>&lt;div class="blog-icon-2"&gt;</text:p>
      <text:p text:style-name="P1"><text:s text:c="40"/>&lt;a href="" class="btn me-1"&gt;&lt;i class="fab fa-facebook-f text-white"&gt;&lt;/i&gt;&lt;/a&gt;</text:p>
      <text:p text:style-name="P1"><text:s text:c="40"/>&lt;a href="" class="btn me-1"&gt;&lt;i class="fab fa-twitter text-white"&gt;&lt;/i&gt;&lt;/a&gt;</text:p>
      <text:p text:style-name="P1"><text:s text:c="40"/>&lt;a href="" class="btn me-1"&gt;&lt;i class="fab fa-instagram text-white"&gt;&lt;/i&gt;&lt;/a&gt;</text:p>
      <text:p text:style-name="P1"><text:s text:c="36"/>&lt;/div&gt;</text:p>
      <text:p text:style-name="P1"><text:s text:c="32"/>&lt;/div&gt;</text:p>
      <text:p text:style-name="P1"><text:s text:c="28"/>&lt;/div&gt;</text:p>
      <text:p text:style-name="P1"><text:s text:c="28"/>&lt;div class="blog-content text-center position-relative px-3" style="margin-top: -25px;"&gt;</text:p>
      <text:p text:style-name="P1"><text:s text:c="32"/>&lt;img src="{{asset('interface/img/cia/blog-2.jpg')}}" class="img-fluid rounded-circle border border-4 border-white mb-3" alt=""&gt;</text:p>
      <text:p text:style-name="P1"><text:soft-page-break/><text:s text:c="32"/>&lt;h5 class=""&gt;By Daniel Martin&lt;/h5&gt;</text:p>
      <text:p text:style-name="P1"><text:s text:c="32"/>&lt;span class="text-secondary"&gt;23 April 2023&lt;/span&gt;</text:p>
      <text:p text:style-name="P1"><text:s text:c="32"/>&lt;p class="py-2"&gt;Lorem ipsum dolor sit amet elit. Sed efficitur quis purus ut interdum. Aliquam dolor eget urna ultricies tincidunt libero sit amet&lt;/p&gt;</text:p>
      <text:p text:style-name="P1"><text:s text:c="28"/>&lt;/div&gt;</text:p>
      <text:p text:style-name="P1"><text:s text:c="28"/>&lt;div class="blog-coment d-flex justify-content-between px-4 py-2 border bg-primary rounded-bottom"&gt;</text:p>
      <text:p text:style-name="P1"><text:s text:c="32"/>&lt;a href="" class="text-white"&gt;&lt;small&gt;&lt;i class="fas fa-share me-2 text-secondary"&gt;&lt;/i&gt;5324 Share&lt;/small&gt;&lt;/a&gt;</text:p>
      <text:p text:style-name="P1"><text:s text:c="32"/>&lt;a href="" class="text-white"&gt;&lt;small&gt;&lt;i class="fa fa-comments me-2 text-secondary"&gt;&lt;/i&gt;5 Comments&lt;/small&gt;&lt;/a&gt;</text:p>
      <text:p text:style-name="P1"><text:s text:c="28"/>&lt;/div&gt;</text:p>
      <text:p text:style-name="P1"><text:s text:c="24"/>&lt;/div&gt;</text:p>
      <text:p text:style-name="P1"><text:s text:c="20"/>&lt;/div&gt;</text:p>
      <text:p text:style-name="P1"><text:s text:c="20"/>&lt;div class="col-lg-6 col-xl-4 wow fadeIn" data-wow-delay=".7s"&gt;</text:p>
      <text:p text:style-name="P1"><text:s text:c="24"/>&lt;div class="blog-item position-relative bg-light rounded"&gt;</text:p>
      <text:p text:style-name="P1"><text:s text:c="28"/>&lt;img src="{{asset('interface/img/cia/blog-3.jpg')}}" class="img-fluid w-100 rounded-top" alt=""&gt;</text:p>
      <text:p text:style-name="P1"><text:s text:c="28"/>&lt;span class="position-absolute px-4 py-3 bg-primary text-white rounded" style="top: -28px; right: 20px;"&gt;Mobile App&lt;/span&gt;</text:p>
      <text:p text:style-name="P1"><text:s text:c="28"/>&lt;div class="blog-btn d-flex justify-content-between position-relative px-3" style="margin-top: -75px;"&gt;</text:p>
      <text:p text:style-name="P1"><text:s text:c="32"/>&lt;div class="blog-icon btn btn-secondary px-3 rounded-pill my-auto"&gt;</text:p>
      <text:p text:style-name="P1"><text:s text:c="36"/>&lt;a href="" class="btn text-white "&gt;Read More&lt;/a&gt;</text:p>
      <text:p text:style-name="P1"><text:s text:c="32"/>&lt;/div&gt;</text:p>
      <text:p text:style-name="P1"><text:s text:c="32"/>&lt;div class="blog-btn-icon btn btn-secondary px-4 py-3 rounded-pill "&gt;</text:p>
      <text:p text:style-name="P1"><text:s text:c="36"/>&lt;div class="blog-icon-1"&gt;</text:p>
      <text:p text:style-name="P1"><text:s text:c="40"/>&lt;p class="text-white px-2"&gt;Share&lt;i class="fa fa-arrow-right ms-3"&gt;&lt;/i&gt;&lt;/p&gt;</text:p>
      <text:p text:style-name="P1"><text:s text:c="36"/>&lt;/div&gt;</text:p>
      <text:p text:style-name="P1"><text:s text:c="36"/>&lt;div class="blog-icon-2"&gt;</text:p>
      <text:p text:style-name="P1"><text:s text:c="40"/>&lt;a href="" class="btn me-1"&gt;&lt;i class="fab fa-facebook-f text-white"&gt;&lt;/i&gt;&lt;/a&gt;</text:p>
      <text:p text:style-name="P1"><text:s text:c="40"/>&lt;a href="" class="btn me-1"&gt;&lt;i class="fab fa-twitter text-white"&gt;&lt;/i&gt;&lt;/a&gt;</text:p>
      <text:p text:style-name="P1"><text:s text:c="40"/>&lt;a href="" class="btn me-1"&gt;&lt;i class="fab fa-instagram text-white"&gt;&lt;/i&gt;&lt;/a&gt;</text:p>
      <text:p text:style-name="P1"><text:s text:c="36"/>&lt;/div&gt;</text:p>
      <text:p text:style-name="P1"><text:s text:c="32"/>&lt;/div&gt;</text:p>
      <text:p text:style-name="P1"><text:s text:c="28"/>&lt;/div&gt;</text:p>
      <text:p text:style-name="P1"><text:s text:c="28"/>&lt;div class="blog-content text-center position-relative px-3" style="margin-top: -25px;"&gt;</text:p>
      <text:p text:style-name="P1"><text:s text:c="32"/>&lt;img src="{{asset('interface/img/cia/blog-3.jpg')}}"class="img-fluid rounded-circle border border-4 border-white mb-3" alt=""&gt;</text:p>
      <text:p text:style-name="P1"><text:s text:c="32"/>&lt;h5 class=""&gt;By Daniel Martin&lt;/h5&gt;</text:p>
      <text:p text:style-name="P1"><text:s text:c="32"/>&lt;span class="text-secondary"&gt;30 jan 2023&lt;/span&gt;</text:p>
      <text:p text:style-name="P1"><text:s text:c="32"/>&lt;p class="py-2"&gt;Lorem ipsum dolor sit amet elit. Sed efficitur quis purus ut interdum. Aliquam dolor eget urna ultricies tincidunt libero sit amet&lt;/p&gt;</text:p>
      <text:p text:style-name="P1"><text:s text:c="28"/>&lt;/div&gt;</text:p>
      <text:p text:style-name="P1"><text:s text:c="28"/>&lt;div class="blog-coments d-flex justify-content-between px-4 py-2 border bg-primary rounded-bottom"&gt;</text:p>
      <text:p text:style-name="P1"><text:s text:c="32"/>&lt;a href="" class="text-white"&gt;&lt;small&gt;&lt;i class="fas fa-share me-2 text-secondary"&gt;&lt;/i&gt;5324 Share&lt;/small&gt;&lt;/a&gt;</text:p>
      <text:p text:style-name="P1"><text:soft-page-break/><text:s text:c="32"/>&lt;a href="" class="text-white"&gt;&lt;small&gt;&lt;i class="fa fa-comments me-2 text-secondary"&gt;&lt;/i&gt;5 Comments&lt;/small&gt;&lt;/a&gt;</text:p>
      <text:p text:style-name="P1"><text:s text:c="28"/>&lt;/div&gt;</text:p>
      <text:p text:style-name="P1"><text:s text:c="24"/>&lt;/div&gt;</text:p>
      <text:p text:style-name="P1"><text:s text:c="20"/>&lt;/div&gt;</text:p>
      <text:p text:style-name="P1"><text:s text:c="16"/>&lt;/div&gt;</text:p>
      <text:p text:style-name="P1"><text:s text:c="12"/>&lt;/div&gt;</text:p>
      <text:p text:style-name="P1"><text:s text:c="8"/>&lt;/div&gt; <text:s/>{% endcomment %}</text:p>
      <text:p text:style-name="P1"><text:s text:c="8"/>&lt;!-- Blog End --&gt;</text:p>
      <text:p text:style-name="P1"/>
      <text:p text:style-name="P1"/>
      <text:p text:style-name="P1"><text:s text:c="8"/>&lt;!-- Team Start --&gt;</text:p>
      <text:p text:style-name="P1"><text:s text:c="8"/>{% comment %} &lt;div class="container-fluid py-5 mb-5 team"&gt;</text:p>
      <text:p text:style-name="P1"><text:s text:c="12"/>&lt;div class="container"&gt;</text:p>
      <text:p text:style-name="P1"><text:s text:c="16"/>&lt;div class="text-center mx-auto pb-5 wow fadeIn" data-wow-delay=".3s" style="max-width: 600px;"&gt;</text:p>
      <text:p text:style-name="P1"><text:s text:c="20"/>&lt;h5 class="text-primary"&gt;Our Team&lt;/h5&gt;</text:p>
      <text:p text:style-name="P1"><text:s text:c="20"/>&lt;h1&gt;Meet our expert Team&lt;/h1&gt;</text:p>
      <text:p text:style-name="P1"><text:s text:c="16"/>&lt;/div&gt;</text:p>
      <text:p text:style-name="P1"><text:s text:c="16"/>&lt;div class="owl-carousel team-carousel wow fadeIn" data-wow-delay=".5s"&gt;</text:p>
      <text:p text:style-name="P1"><text:s text:c="20"/>&lt;div class="rounded team-item"&gt;</text:p>
      <text:p text:style-name="P1"><text:s text:c="24"/>&lt;div class="team-content"&gt;</text:p>
      <text:p text:style-name="P1"><text:s text:c="28"/>&lt;div class="team-img-icon"&gt;</text:p>
      <text:p text:style-name="P1"><text:s text:c="32"/>&lt;div class="team-img rounded-circle"&gt;</text:p>
      <text:p text:style-name="P1"><text:s text:c="36"/>&lt;img src="{{url('interface/img/cia/team-1.jpg')}}" class="img-fluid w-100 rounded-circle" alt=""&gt;</text:p>
      <text:p text:style-name="P1"><text:s text:c="32"/>&lt;/div&gt;</text:p>
      <text:p text:style-name="P1"><text:s text:c="32"/>&lt;div class="team-name text-center py-3"&gt;</text:p>
      <text:p text:style-name="P1"><text:s text:c="36"/>&lt;h4 class=""&gt;Full Name&lt;/h4&gt;</text:p>
      <text:p text:style-name="P1"><text:s text:c="36"/>&lt;p class="m-0"&gt;Designation&lt;/p&gt;</text:p>
      <text:p text:style-name="P1"><text:s text:c="32"/>&lt;/div&gt;</text:p>
      <text:p text:style-name="P1"><text:s text:c="32"/>&lt;div class="team-icon d-flex justify-content-center pb-4"&gt;</text:p>
      <text:p text:style-name="P1"><text:s text:c="36"/>&lt;a class="btn btn-square btn-secondary text-white rounded-circle m-1" href=""&gt;&lt;i class="fab fa-facebook-f"&gt;&lt;/i&gt;&lt;/a&gt;</text:p>
      <text:p text:style-name="P1"><text:s text:c="36"/>&lt;a class="btn btn-square btn-secondary text-white rounded-circle m-1" href=""&gt;&lt;i class="fab fa-twitter"&gt;&lt;/i&gt;&lt;/a&gt;</text:p>
      <text:p text:style-name="P1"><text:s text:c="36"/>&lt;a class="btn btn-square btn-secondary text-white rounded-circle m-1" href=""&gt;&lt;i class="fab fa-instagram"&gt;&lt;/i&gt;&lt;/a&gt;</text:p>
      <text:p text:style-name="P1"><text:s text:c="36"/>&lt;a class="btn btn-square btn-secondary text-white rounded-circle m-1" href=""&gt;&lt;i class="fab fa-linkedin-in"&gt;&lt;/i&gt;&lt;/a&gt;</text:p>
      <text:p text:style-name="P1"><text:s text:c="32"/>&lt;/div&gt;</text:p>
      <text:p text:style-name="P1"><text:s text:c="28"/>&lt;/div&gt;</text:p>
      <text:p text:style-name="P1"><text:s text:c="24"/>&lt;/div&gt;</text:p>
      <text:p text:style-name="P1"><text:s text:c="20"/>&lt;/div&gt;</text:p>
      <text:p text:style-name="P1"><text:s text:c="20"/>&lt;div class="rounded team-item"&gt;</text:p>
      <text:p text:style-name="P1"><text:s text:c="24"/>&lt;div class="team-content"&gt;</text:p>
      <text:p text:style-name="P1"><text:s text:c="28"/>&lt;div class="team-img-icon"&gt;</text:p>
      <text:p text:style-name="P1"><text:s text:c="32"/>&lt;div class="team-img rounded-circle"&gt;</text:p>
      <text:p text:style-name="P1"><text:s text:c="36"/>&lt;img src="{{url('interface/img/cia/team-2.jpg')}}" class="img-fluid w-100 rounded-circle" alt=""&gt;</text:p>
      <text:p text:style-name="P1"><text:s text:c="32"/>&lt;/div&gt;</text:p>
      <text:p text:style-name="P1"><text:s text:c="32"/>&lt;div class="team-name text-center py-3"&gt;</text:p>
      <text:p text:style-name="P1"><text:soft-page-break/><text:s text:c="36"/>&lt;h4 class=""&gt;Full Name&lt;/h4&gt;</text:p>
      <text:p text:style-name="P1"><text:s text:c="36"/>&lt;p class="m-0"&gt;Designation&lt;/p&gt;</text:p>
      <text:p text:style-name="P1"><text:s text:c="32"/>&lt;/div&gt;</text:p>
      <text:p text:style-name="P1"><text:s text:c="32"/>&lt;div class="team-icon d-flex justify-content-center pb-4"&gt;</text:p>
      <text:p text:style-name="P1"><text:s text:c="36"/>&lt;a class="btn btn-square btn-secondary text-white rounded-circle m-1" href=""&gt;&lt;i class="fab fa-facebook-f"&gt;&lt;/i&gt;&lt;/a&gt;</text:p>
      <text:p text:style-name="P1"><text:s text:c="36"/>&lt;a class="btn btn-square btn-secondary text-white rounded-circle m-1" href=""&gt;&lt;i class="fab fa-twitter"&gt;&lt;/i&gt;&lt;/a&gt;</text:p>
      <text:p text:style-name="P1"><text:s text:c="36"/>&lt;a class="btn btn-square btn-secondary text-white rounded-circle m-1" href=""&gt;&lt;i class="fab fa-instagram"&gt;&lt;/i&gt;&lt;/a&gt;</text:p>
      <text:p text:style-name="P1"><text:s text:c="36"/>&lt;a class="btn btn-square btn-secondary text-white rounded-circle m-1" href=""&gt;&lt;i class="fab fa-linkedin-in"&gt;&lt;/i&gt;&lt;/a&gt;</text:p>
      <text:p text:style-name="P1"><text:s text:c="32"/>&lt;/div&gt;</text:p>
      <text:p text:style-name="P1"><text:s text:c="28"/>&lt;/div&gt;</text:p>
      <text:p text:style-name="P1"><text:s text:c="24"/>&lt;/div&gt;</text:p>
      <text:p text:style-name="P1"><text:s text:c="20"/>&lt;/div&gt;</text:p>
      <text:p text:style-name="P1"><text:s text:c="20"/>&lt;div class="rounded team-item"&gt;</text:p>
      <text:p text:style-name="P1"><text:s text:c="24"/>&lt;div class="team-content"&gt;</text:p>
      <text:p text:style-name="P1"><text:s text:c="28"/>&lt;div class="team-img-icon"&gt;</text:p>
      <text:p text:style-name="P1"><text:s text:c="32"/>&lt;div class="team-img rounded-circle"&gt;</text:p>
      <text:p text:style-name="P1"><text:s text:c="36"/>&lt;img src="{{url('interface/img/cia/team-3.jpg')}}" class="img-fluid w-100 rounded-circle" alt=""&gt;</text:p>
      <text:p text:style-name="P1"><text:s text:c="32"/>&lt;/div&gt;</text:p>
      <text:p text:style-name="P1"><text:s text:c="32"/>&lt;div class="team-name text-center py-3"&gt;</text:p>
      <text:p text:style-name="P1"><text:s text:c="36"/>&lt;h4 class=""&gt;Full Name&lt;/h4&gt;</text:p>
      <text:p text:style-name="P1"><text:s text:c="36"/>&lt;p class="m-0"&gt;Designation&lt;/p&gt;</text:p>
      <text:p text:style-name="P1"><text:s text:c="32"/>&lt;/div&gt;</text:p>
      <text:p text:style-name="P1"><text:s text:c="32"/>&lt;div class="team-icon d-flex justify-content-center pb-4"&gt;</text:p>
      <text:p text:style-name="P1"><text:s text:c="36"/>&lt;a class="btn btn-square btn-secondary text-white rounded-circle m-1" href=""&gt;&lt;i class="fab fa-facebook-f"&gt;&lt;/i&gt;&lt;/a&gt;</text:p>
      <text:p text:style-name="P1"><text:s text:c="36"/>&lt;a class="btn btn-square btn-secondary text-white rounded-circle m-1" href=""&gt;&lt;i class="fab fa-twitter"&gt;&lt;/i&gt;&lt;/a&gt;</text:p>
      <text:p text:style-name="P1"><text:s text:c="36"/>&lt;a class="btn btn-square btn-secondary text-white rounded-circle m-1" href=""&gt;&lt;i class="fab fa-instagram"&gt;&lt;/i&gt;&lt;/a&gt;</text:p>
      <text:p text:style-name="P1"><text:s text:c="36"/>&lt;a class="btn btn-square btn-secondary text-white rounded-circle m-1" href=""&gt;&lt;i class="fab fa-linkedin-in"&gt;&lt;/i&gt;&lt;/a&gt;</text:p>
      <text:p text:style-name="P1"><text:s text:c="32"/>&lt;/div&gt;</text:p>
      <text:p text:style-name="P1"><text:s text:c="28"/>&lt;/div&gt;</text:p>
      <text:p text:style-name="P1"><text:s text:c="24"/>&lt;/div&gt;</text:p>
      <text:p text:style-name="P1"><text:s text:c="20"/>&lt;/div&gt;</text:p>
      <text:p text:style-name="P1"><text:s text:c="20"/>&lt;div class="rounded team-item"&gt;</text:p>
      <text:p text:style-name="P1"><text:s text:c="24"/>&lt;div class="team-content"&gt;</text:p>
      <text:p text:style-name="P1"><text:s text:c="28"/>&lt;div class="team-img-icon"&gt;</text:p>
      <text:p text:style-name="P1"><text:s text:c="32"/>&lt;div class="team-img rounded-circle"&gt;</text:p>
      <text:p text:style-name="P1"><text:s text:c="36"/>&lt;img src="{{url('interface/img/cia/team-4.jpg')}}" class="img-fluid w-100 rounded-circle" alt=""&gt;</text:p>
      <text:p text:style-name="P1"><text:s text:c="32"/>&lt;/div&gt;</text:p>
      <text:p text:style-name="P1"><text:s text:c="32"/>&lt;div class="team-name text-center py-3"&gt;</text:p>
      <text:p text:style-name="P1"><text:s text:c="36"/>&lt;h4 class=""&gt;Full Name&lt;/h4&gt;</text:p>
      <text:p text:style-name="P1"><text:s text:c="36"/>&lt;p class="m-0"&gt;Designation&lt;/p&gt;</text:p>
      <text:p text:style-name="P1"><text:s text:c="32"/>&lt;/div&gt;</text:p>
      <text:p text:style-name="P1"><text:s text:c="32"/>&lt;div class="team-icon d-flex justify-content-center pb-4"&gt;</text:p>
      <text:p text:style-name="P1"><text:soft-page-break/><text:s text:c="36"/>&lt;a class="btn btn-square btn-secondary text-white rounded-circle m-1" href=""&gt;&lt;i class="fab fa-facebook-f"&gt;&lt;/i&gt;&lt;/a&gt;</text:p>
      <text:p text:style-name="P1"><text:s text:c="36"/>&lt;a class="btn btn-square btn-secondary text-white rounded-circle m-1" href=""&gt;&lt;i class="fab fa-twitter"&gt;&lt;/i&gt;&lt;/a&gt;</text:p>
      <text:p text:style-name="P1"><text:s text:c="36"/>&lt;a class="btn btn-square btn-secondary text-white rounded-circle m-1" href=""&gt;&lt;i class="fab fa-instagram"&gt;&lt;/i&gt;&lt;/a&gt;</text:p>
      <text:p text:style-name="P1"><text:s text:c="36"/>&lt;a class="btn btn-square btn-secondary text-white rounded-circle m-1" href=""&gt;&lt;i class="fab fa-linkedin-in"&gt;&lt;/i&gt;&lt;/a&gt;</text:p>
      <text:p text:style-name="P1"><text:s text:c="32"/>&lt;/div&gt;</text:p>
      <text:p text:style-name="P1"><text:s text:c="28"/>&lt;/div&gt;</text:p>
      <text:p text:style-name="P1"><text:s text:c="24"/>&lt;/div&gt;</text:p>
      <text:p text:style-name="P1"><text:s text:c="20"/>&lt;/div&gt;</text:p>
      <text:p text:style-name="P1"><text:s text:c="16"/>&lt;/div&gt;</text:p>
      <text:p text:style-name="P1"><text:s text:c="12"/>&lt;/div&gt;</text:p>
      <text:p text:style-name="P1"><text:s text:c="8"/>&lt;/div&gt; {% endcomment %}</text:p>
      <text:p text:style-name="P1"><text:s text:c="8"/>&lt;!-- Team End --&gt;</text:p>
      <text:p text:style-name="P1"/>
      <text:p text:style-name="P1"><text:s text:c="8"/>&lt;!-- Testimonial Start --&gt;</text:p>
      <text:p text:style-name="P1"><text:s text:c="9"/>{% comment %} &lt;div class="container-fluid testimonial py-5 mb-5"&gt;</text:p>
      <text:p text:style-name="P1"><text:s text:c="12"/>&lt;div class="container"&gt;</text:p>
      <text:p text:style-name="P1"><text:s text:c="16"/>&lt;div class="text-center mx-auto pb-5 wow fadeIn" data-wow-delay=".3s" style="max-width: 600px;"&gt;</text:p>
      <text:p text:style-name="P1"><text:s text:c="20"/>&lt;h5 class="text-primary"&gt;Our Testimonial&lt;/h5&gt;</text:p>
      <text:p text:style-name="P1"><text:s text:c="20"/>&lt;h1&gt;Our Client Saying!&lt;/h1&gt;</text:p>
      <text:p text:style-name="P1"><text:s text:c="16"/>&lt;/div&gt;</text:p>
      <text:p text:style-name="P1"><text:s text:c="16"/>&lt;div class="owl-carousel testimonial-carousel wow fadeIn" data-wow-delay=".5s"&gt;</text:p>
      <text:p text:style-name="P1"><text:s text:c="20"/>&lt;div class="testimonial-item border p-4"&gt;</text:p>
      <text:p text:style-name="P1"><text:s text:c="24"/>&lt;div class="d-flex align-items-center"&gt;</text:p>
      <text:p text:style-name="P1"><text:s text:c="28"/>&lt;div class=""&gt;</text:p>
      <text:p text:style-name="P1"><text:s text:c="32"/>&lt;img src="{{url('interface/img/cia/testimonial-1.jpg')}}" alt=""&gt;</text:p>
      <text:p text:style-name="P1"><text:s text:c="28"/>&lt;/div&gt;</text:p>
      <text:p text:style-name="P1"><text:s text:c="28"/>&lt;div class="ms-4"&gt;</text:p>
      <text:p text:style-name="P1"><text:s text:c="32"/>&lt;h4 class="text-secondary"&gt;Client Name&lt;/h4&gt;</text:p>
      <text:p text:style-name="P1"><text:s text:c="32"/>&lt;p class="m-0 pb-3"&gt;Profession&lt;/p&gt;</text:p>
      <text:p text:style-name="P1"><text:s text:c="32"/>&lt;div class="d-flex pe-5"&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2"/>&lt;/div&gt;</text:p>
      <text:p text:style-name="P1"><text:s text:c="28"/>&lt;/div&gt;</text:p>
      <text:p text:style-name="P1"><text:s text:c="24"/>&lt;/div&gt;</text:p>
      <text:p text:style-name="P1"><text:s text:c="24"/>&lt;div class="border-top mt-4 pt-3"&gt;</text:p>
      <text:p text:style-name="P1"><text:s text:c="28"/>&lt;p class="mb-0"&gt;Lorem ipsum dolor sit amet elit. Sed efficitur quis purus ut interdum aliquam dolor eget urna. Nam volutpat libero sit amet leo cursus, ac viverra eros morbi quis quam mi.&lt;/p&gt;</text:p>
      <text:p text:style-name="P1"><text:s text:c="24"/>&lt;/div&gt;</text:p>
      <text:p text:style-name="P1"><text:s text:c="20"/>&lt;/div&gt;</text:p>
      <text:p text:style-name="P1"><text:s text:c="20"/>&lt;div class="testimonial-item border p-4"&gt;</text:p>
      <text:p text:style-name="P1"><text:s text:c="24"/>&lt;div class=" d-flex align-items-center"&gt;</text:p>
      <text:p text:style-name="P1"><text:s text:c="28"/>&lt;div class=""&gt;</text:p>
      <text:p text:style-name="P1"><text:soft-page-break/><text:s text:c="32"/>&lt;img src="{{url('interface/img/cia/testimonial-2.jpg')}}" alt=""&gt;</text:p>
      <text:p text:style-name="P1"><text:s text:c="28"/>&lt;/div&gt;</text:p>
      <text:p text:style-name="P1"><text:s text:c="28"/>&lt;div class="ms-4"&gt;</text:p>
      <text:p text:style-name="P1"><text:s text:c="32"/>&lt;h4 class="text-secondary"&gt;Client Name&lt;/h4&gt;</text:p>
      <text:p text:style-name="P1"><text:s text:c="32"/>&lt;p class="m-0 pb-3"&gt;Profession&lt;/p&gt;</text:p>
      <text:p text:style-name="P1"><text:s text:c="32"/>&lt;div class="d-flex pe-5"&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2"/>&lt;/div&gt;</text:p>
      <text:p text:style-name="P1"><text:s text:c="28"/>&lt;/div&gt;</text:p>
      <text:p text:style-name="P1"><text:s text:c="24"/>&lt;/div&gt;</text:p>
      <text:p text:style-name="P1"><text:s text:c="24"/>&lt;div class="border-top mt-4 pt-3"&gt;</text:p>
      <text:p text:style-name="P1"><text:s text:c="28"/>&lt;p class="mb-0"&gt;Lorem ipsum dolor sit amet elit. Sed efficitur quis purus ut interdum aliquam dolor eget urna. Nam volutpat libero sit amet leo cursus, ac viverra eros morbi quis quam mi.&lt;/p&gt;</text:p>
      <text:p text:style-name="P1"><text:s text:c="24"/>&lt;/div&gt;</text:p>
      <text:p text:style-name="P1"><text:s text:c="20"/>&lt;/div&gt;</text:p>
      <text:p text:style-name="P1"><text:s text:c="20"/>&lt;div class="testimonial-item border p-4"&gt;</text:p>
      <text:p text:style-name="P1"><text:s text:c="24"/>&lt;div class=" d-flex align-items-center"&gt;</text:p>
      <text:p text:style-name="P1"><text:s text:c="28"/>&lt;div class=""&gt;</text:p>
      <text:p text:style-name="P1"><text:s text:c="32"/>&lt;img src="{{url('interface/img/cia/testimonial-3.jpg')}}" alt=""&gt;</text:p>
      <text:p text:style-name="P1"><text:s text:c="28"/>&lt;/div&gt;</text:p>
      <text:p text:style-name="P1"><text:s text:c="28"/>&lt;div class="ms-4"&gt;</text:p>
      <text:p text:style-name="P1"><text:s text:c="32"/>&lt;h4 class="text-secondary"&gt;Client Name&lt;/h4&gt;</text:p>
      <text:p text:style-name="P1"><text:s text:c="32"/>&lt;p class="m-0 pb-3"&gt;Profession&lt;/p&gt;</text:p>
      <text:p text:style-name="P1"><text:s text:c="32"/>&lt;div class="d-flex pe-5"&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2"/>&lt;/div&gt;</text:p>
      <text:p text:style-name="P1"><text:s text:c="28"/>&lt;/div&gt;</text:p>
      <text:p text:style-name="P1"><text:s text:c="24"/>&lt;/div&gt;</text:p>
      <text:p text:style-name="P1"><text:s text:c="24"/>&lt;div class="border-top mt-4 pt-3"&gt;</text:p>
      <text:p text:style-name="P1"><text:s text:c="28"/>&lt;p class="mb-0"&gt;Lorem ipsum dolor sit amet elit. Sed efficitur quis purus ut interdum aliquam dolor eget urna. Nam volutpat libero sit amet leo cursus, ac viverra eros morbi quis quam mi.&lt;/p&gt;</text:p>
      <text:p text:style-name="P1"><text:s text:c="24"/>&lt;/div&gt;</text:p>
      <text:p text:style-name="P1"><text:s text:c="20"/>&lt;/div&gt;</text:p>
      <text:p text:style-name="P1"><text:s text:c="20"/>&lt;div class="testimonial-item border p-4"&gt;</text:p>
      <text:p text:style-name="P1"><text:s text:c="24"/>&lt;div class=" d-flex align-items-center"&gt;</text:p>
      <text:p text:style-name="P1"><text:s text:c="28"/>&lt;div class=""&gt;</text:p>
      <text:p text:style-name="P1"><text:s text:c="32"/>&lt;img src="{{url('interface/img/cia/testimonial-4.jpg')}}" alt=""&gt;</text:p>
      <text:p text:style-name="P1"><text:s text:c="28"/>&lt;/div&gt;</text:p>
      <text:p text:style-name="P1"><text:s text:c="28"/>&lt;div class="ms-4"&gt;</text:p>
      <text:p text:style-name="P1"><text:s text:c="32"/>&lt;h4 class="text-secondary"&gt;Client Name&lt;/h4&gt;</text:p>
      <text:p text:style-name="P1"><text:s text:c="32"/>&lt;p class="m-0 pb-3"&gt;Profession&lt;/p&gt;</text:p>
      <text:p text:style-name="P1"><text:s text:c="32"/>&lt;div class="d-flex pe-5"&gt;</text:p>
      <text:p text:style-name="P1"><text:soft-page-break/><text:s text:c="36"/>&lt;i class="fas fa-star me-1 text-primary"&gt;&lt;/i&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6"/>&lt;i class="fas fa-star me-1 text-primary"&gt;&lt;/i&gt;</text:p>
      <text:p text:style-name="P1"><text:s text:c="32"/>&lt;/div&gt;</text:p>
      <text:p text:style-name="P1"><text:s text:c="28"/>&lt;/div&gt;</text:p>
      <text:p text:style-name="P1"><text:s text:c="24"/>&lt;/div&gt;</text:p>
      <text:p text:style-name="P1"><text:s text:c="24"/>&lt;div class="border-top mt-4 pt-3"&gt;</text:p>
      <text:p text:style-name="P1"><text:s text:c="28"/>&lt;p class="mb-0"&gt;Lorem ipsum dolor sit amet elit. Sed efficitur quis purus ut interdum aliquam dolor eget urna. Nam volutpat libero sit amet leo cursus, ac viverra eros morbi quis quam mi.&lt;/p&gt;</text:p>
      <text:p text:style-name="P1"><text:s text:c="24"/>&lt;/div&gt;</text:p>
      <text:p text:style-name="P1"><text:s text:c="20"/>&lt;/div&gt;</text:p>
      <text:p text:style-name="P1"><text:s text:c="16"/>&lt;/div&gt;</text:p>
      <text:p text:style-name="P1"><text:s text:c="12"/>&lt;/div&gt;</text:p>
      <text:p text:style-name="P1"><text:s text:c="8"/>&lt;/div&gt; <text:s/>{% endcomment %}</text:p>
      <text:p text:style-name="P1"/>
      <text:p text:style-name="P1"><text:s text:c="8"/>&lt;!-- Testimonial End --&gt;</text:p>
      <text:p text:style-name="P1"/>
      <text:p text:style-name="P1"/>
      <text:p text:style-name="P1"><text:s text:c="6"/>&lt;!-- Contact Start --&gt;</text:p>
      <text:p text:style-name="P1">&lt;div class="container-xxl py-5"&gt;</text:p>
      <text:p text:style-name="P1"><text:s text:c="4"/>&lt;div class="container"&gt;</text:p>
      <text:p text:style-name="P1"><text:s text:c="8"/>&lt;div class="text-center mx-auto mb-5 wow fadeInUp" data-wow-delay="0.1s" style="max-width: 600px;"&gt;</text:p>
      <text:p text:style-name="P1"><text:s text:c="12"/>&lt;h1 class="mb-3"&gt;Contactez-nous&lt;/h1&gt;</text:p>
      <text:p text:style-name="P1"><text:s text:c="12"/>&lt;p class="text-justify"&gt;Contactez-nous pour toute question, demande d'information ou assistance. Notre équipe dévouée est à votre disposition pour vous fournir des réponses rapides et un soutien exceptionnel. Nous sommes là pour vous aider à chaque étape de votre parcours.&lt;/p&gt;</text:p>
      <text:p text:style-name="P1"><text:s text:c="8"/>&lt;/div&gt;</text:p>
      <text:p text:style-name="P1"><text:s text:c="8"/>&lt;div class="row g-4"&gt;</text:p>
      <text:p text:style-name="P1"><text:s text:c="12"/>&lt;div class="col-12"&gt;</text:p>
      <text:p text:style-name="P1"><text:s text:c="16"/>&lt;div class="row gy-4"&gt;</text:p>
      <text:p text:style-name="P1"><text:s text:c="20"/>&lt;div class="col-md-6 col-lg-4 wow fadeIn" data-wow-delay="0.1s"&gt;</text:p>
      <text:p text:style-name="P1"><text:s text:c="24"/>&lt;div class="bg-light rounded p-3"&gt;</text:p>
      <text:p text:style-name="P1"><text:s text:c="28"/>&lt;div class="d-flex align-items-center bg-white rounded p-3" style="border: 1px dashed rgba(0, 185, 142, .3)"&gt;</text:p>
      <text:p text:style-name="P1"><text:s text:c="32"/>&lt;div class="icon me-3" style="width: 45px; height: 45px;"&gt;</text:p>
      <text:p text:style-name="P1"><text:s text:c="36"/>&lt;i class="fa fa-map-marker-alt text-primary"&gt;&lt;/i&gt;</text:p>
      <text:p text:style-name="P1"><text:s text:c="32"/>&lt;/div&gt;</text:p>
      <text:p text:style-name="P1"><text:s text:c="32"/>&lt;span&gt;Porto-Novo, Benin&lt;/span&gt;</text:p>
      <text:p text:style-name="P1"><text:s text:c="28"/>&lt;/div&gt;</text:p>
      <text:p text:style-name="P1"><text:s text:c="24"/>&lt;/div&gt;</text:p>
      <text:p text:style-name="P1"><text:s text:c="20"/>&lt;/div&gt;</text:p>
      <text:p text:style-name="P1"><text:s text:c="20"/>&lt;div class="col-md-6 col-lg-4 wow fadeIn" data-wow-delay="0.3s"&gt;</text:p>
      <text:p text:style-name="P1"><text:s text:c="24"/>&lt;div class="bg-light rounded p-3"&gt;</text:p>
      <text:p text:style-name="P1"><text:s text:c="28"/>&lt;div class="d-flex align-items-center bg-white rounded p-3" style="border: 1px dashed rgba(0, 185, 142, .3)"&gt;</text:p>
      <text:p text:style-name="P1"><text:s text:c="32"/>&lt;div class="icon me-3" style="width: 45px; height: 45px;"&gt;</text:p>
      <text:p text:style-name="P1"><text:s text:c="36"/>&lt;i class="fa fa-envelope-open text-primary"&gt;&lt;/i&gt;</text:p>
      <text:p text:style-name="P1"><text:s text:c="32"/>&lt;/div&gt;</text:p>
      <text:p text:style-name="P1"><text:soft-page-break/><text:s text:c="32"/>&lt;span&gt;beninlan@ciagroup.com&lt;/span&gt;</text:p>
      <text:p text:style-name="P1"><text:s text:c="28"/>&lt;/div&gt;</text:p>
      <text:p text:style-name="P1"><text:s text:c="24"/>&lt;/div&gt;</text:p>
      <text:p text:style-name="P1"><text:s text:c="20"/>&lt;/div&gt;</text:p>
      <text:p text:style-name="P1"><text:s text:c="20"/>&lt;div class="col-md-6 col-lg-4 wow fadeIn" data-wow-delay="0.5s"&gt;</text:p>
      <text:p text:style-name="P1"><text:s text:c="24"/>&lt;div class="bg-light rounded p-3"&gt;</text:p>
      <text:p text:style-name="P1"><text:s text:c="28"/>&lt;div class="d-flex align-items-center bg-white rounded p-3" style="border: 1px dashed rgba(0, 185, 142, .3)"&gt;</text:p>
      <text:p text:style-name="P1"><text:s text:c="32"/>&lt;div class="icon me-3" style="width: 45px; height: 45px;"&gt;</text:p>
      <text:p text:style-name="P1"><text:s text:c="36"/>&lt;i class="fab fa-whatsapp text-primary"&gt;&lt;/i&gt;</text:p>
      <text:p text:style-name="P1"><text:s text:c="32"/>&lt;/div&gt;</text:p>
      <text:p text:style-name="P1"><text:s text:c="32"/>&lt;span&gt;+229 40470007&lt;/span&gt;</text:p>
      <text:p text:style-name="P1"><text:s text:c="28"/>&lt;/div&gt;</text:p>
      <text:p text:style-name="P1"><text:s text:c="24"/>&lt;/div&gt;</text:p>
      <text:p text:style-name="P1"><text:s text:c="20"/>&lt;/div&gt;</text:p>
      <text:p text:style-name="P1"><text:s text:c="16"/>&lt;/div&gt;</text:p>
      <text:p text:style-name="P1"><text:s text:c="12"/>&lt;/div&gt;</text:p>
      <text:p text:style-name="P1"><text:s text:c="12"/>&lt;div class="col-md-6 wow fadeInUp" data-wow-delay="0.1s"&gt;</text:p>
      <text:p text:style-name="P1"><text:s text:c="16"/>&lt;iframe</text:p>
      <text:p text:style-name="P1"><text:s text:c="20"/>src="https://www.google.com/maps/embed?pb=!1m14!1m8!1m3!1d7928.807790659692!2d2.614461!3d6.4704132!3m2!1i1024!2i768!4f13.1!3m3!1m2!1s0x103b57a114bc797b%3A0x71ce14c8e04d4b9a!2sAdjinan%20Sud!5e0!3m2!1sfr!2sbj!4v1698511800112!5m2!1sfr!2sbj"</text:p>
      <text:p text:style-name="P1"><text:s text:c="20"/>width="100%"</text:p>
      <text:p text:style-name="P1"><text:s text:c="20"/>height="400" </text:p>
      <text:p text:style-name="P1"><text:s text:c="20"/>style="border:0;"</text:p>
      <text:p text:style-name="P1"><text:s text:c="20"/>allowfullscreen=""</text:p>
      <text:p text:style-name="P1"><text:s text:c="20"/>loading="lazy"</text:p>
      <text:p text:style-name="P1"><text:s text:c="20"/>referrerpolicy="no-referrer-when-downgrade"&gt; </text:p>
      <text:p text:style-name="P1"><text:s text:c="16"/>&lt;/iframe&gt;</text:p>
      <text:p text:style-name="P1"><text:s text:c="12"/>&lt;/div&gt;</text:p>
      <text:p text:style-name="P1"><text:s text:c="12"/>&lt;div class="col-md-6"&gt;</text:p>
      <text:p text:style-name="P1"><text:s text:c="16"/>&lt;div class="wow fadeInUp" data-wow-delay="0.5s"&gt;</text:p>
      <text:p text:style-name="P1"><text:s text:c="20"/>&lt;form action="{% url 'contact_immobilier' %}" method="POST" enctype="multipart/form-data"&gt;</text:p>
      <text:p text:style-name="P1"><text:s text:c="24"/>{% csrf_token %}</text:p>
      <text:p text:style-name="P1"><text:s text:c="24"/>&lt;div class="form-group"&gt;</text:p>
      <text:p text:style-name="P1"><text:s text:c="27"/></text:p>
      <text:p text:style-name="P1"><text:s text:c="28"/>{{ formContact.name }}</text:p>
      <text:p text:style-name="P1"><text:s text:c="24"/>&lt;/div&gt;</text:p>
      <text:p text:style-name="P1"><text:s text:c="24"/>&lt;div class="form-group"&gt;</text:p>
      <text:p text:style-name="P1"><text:s text:c="28"/></text:p>
      <text:p text:style-name="P1"><text:s text:c="28"/>{{ formContact.email }}</text:p>
      <text:p text:style-name="P1"><text:s text:c="24"/>&lt;/div&gt;</text:p>
      <text:p text:style-name="P1"><text:s text:c="24"/>&lt;div class="form-group"&gt;</text:p>
      <text:p text:style-name="P1"><text:s text:c="28"/></text:p>
      <text:p text:style-name="P1"><text:s text:c="28"/>{{ formContact.message }}</text:p>
      <text:p text:style-name="P1"><text:s text:c="24"/>&lt;/div&gt;</text:p>
      <text:p text:style-name="P1"><text:s text:c="24"/>&lt;div class="col-12"&gt;</text:p>
      <text:p text:style-name="P1"><text:s text:c="28"/>&lt;button class="btn btn-primary w-100 py-3" type="submit"&gt;Envoyer&lt;/button&gt;</text:p>
      <text:p text:style-name="P1"><text:s text:c="24"/>&lt;/div&gt;</text:p>
      <text:p text:style-name="P1"><text:s text:c="20"/>&lt;/form&gt;</text:p>
      <text:p text:style-name="P1"><text:soft-page-break/><text:s text:c="20"/></text:p>
      <text:p text:style-name="P1"><text:s text:c="16"/>&lt;/div&gt;</text:p>
      <text:p text:style-name="P1"><text:s text:c="12"/>&lt;/div&gt;</text:p>
      <text:p text:style-name="P1"><text:s text:c="8"/>&lt;/div&gt;</text:p>
      <text:p text:style-name="P1"><text:s text:c="4"/>&lt;/div&gt;</text:p>
      <text:p text:style-name="P1">&lt;/div&gt;</text:p>
      <text:p text:style-name="P1">&lt;!-- Contact End --&gt;</text:p>
      <text:p text:style-name="P1">{% endblock%}</text:p>
      <text:p text:style-name="P1"/>
      <text:p text:style-name="P1"/>
      <text:p text:style-name="P1"/>
      <text:p text:style-name="P1">#**********************************ACCUEIL AGENDA ************************#</text:p>
      <text:p text:style-name="P1"/>
      <text:p text:style-name="P1"/>
      <text:p text:style-name="P1">{% load static %}</text:p>
      <text:p text:style-name="P1">&lt;!DOCTYPE html&gt;</text:p>
      <text:p text:style-name="P1">&lt;html lang="en"&gt;</text:p>
      <text:p text:style-name="P1"/>
      <text:p text:style-name="P1"><text:s text:c="4"/>&lt;head&gt;</text:p>
      <text:p text:style-name="P1"><text:s text:c="8"/>&lt;meta charset="utf-8"&gt;</text:p>
      <text:p text:style-name="P1"><text:s text:c="8"/>&lt;title&gt;CiaGroupafrica&lt;/title&gt;</text:p>
      <text:p text:style-name="P1"><text:s text:c="8"/>&lt;meta content="width=device-width, initial-scale=1.0" name="viewport"&gt;</text:p>
      <text:p text:style-name="P1"><text:s text:c="8"/>&lt;meta content="" name="keywords"&gt;</text:p>
      <text:p text:style-name="P1"><text:s text:c="8"/>&lt;meta content="" name="description"&gt;</text:p>
      <text:p text:style-name="P1"/>
      <text:p text:style-name="P1"><text:s text:c="8"/>&lt;!-- Google Web Fonts --&gt;</text:p>
      <text:p text:style-name="P1"><text:s text:c="8"/>&lt;link rel="preconnect" href="https://fonts.googleapis.com"&gt;</text:p>
      <text:p text:style-name="P1"><text:s text:c="8"/>&lt;link rel="preconnect" href="https://fonts.gstatic.com" crossorigin&gt;</text:p>
      <text:p text:style-name="P1"><text:s text:c="8"/>&lt;link href="https://fonts.googleapis.com/css2?family=Inter:wght@400;500;600&amp;family=Saira:wght@500;600;700&amp;display=swap" rel="stylesheet"&gt;</text:p>
      <text:p text:style-name="P1"/>
      <text:p text:style-name="P1"><text:s text:c="8"/>&lt;!-- Icon Font Stylesheet --&gt;</text:p>
      <text:p text:style-name="P1"><text:s text:c="8"/>&lt;link href="https://cdnjs.cloudflare.com/ajax/libs/font-awesome/5.10.0/css/all.min.css" rel="stylesheet"&gt;</text:p>
      <text:p text:style-name="P1"><text:s text:c="8"/>&lt;link href="https://cdn.jsdelivr.net/npm/bootstrap-icons@1.4.1/font/bootstrap-icons.css" rel="stylesheet"&gt;</text:p>
      <text:p text:style-name="P1"/>
      <text:p text:style-name="P1"><text:s text:c="8"/>&lt;!-- Libraries Stylesheet --&gt;</text:p>
      <text:p text:style-name="P1"><text:s text:c="8"/>&lt;link href="{% static 'dashboard/asset/lib/animate/animate.min.css'%}" rel="stylesheet"&gt;</text:p>
      <text:p text:style-name="P1"><text:s text:c="8"/>&lt;link href="{% static 'dashboard/asset/lib/owlcarousel/assets/owl.carousel.min.css'%}" rel="stylesheet"&gt;</text:p>
      <text:p text:style-name="P1"/>
      <text:p text:style-name="P1"><text:s text:c="8"/>&lt;!-- Customized Bootstrap Stylesheet --&gt;</text:p>
      <text:p text:style-name="P1"><text:s text:c="8"/>&lt;link href="{% static 'dashboard/asset/css/bootstrap.min.css'%}" rel="stylesheet"&gt;</text:p>
      <text:p text:style-name="P1"/>
      <text:p text:style-name="P1"><text:s text:c="8"/>&lt;!-- Template Stylesheet --&gt;</text:p>
      <text:p text:style-name="P1"><text:s text:c="8"/>&lt;link href="{% static 'dashboard/asset/css/style.css'%}" rel="stylesheet"&gt;</text:p>
      <text:p text:style-name="P1"><text:s text:c="4"/>&lt;/head&gt;</text:p>
      <text:p text:style-name="P1"/>
      <text:p text:style-name="P1"><text:s text:c="4"/>&lt;body&gt;</text:p>
      <text:p text:style-name="P1"><text:s text:c="8"/>&lt;!-- Spinner Start --&gt;</text:p>
      <text:p text:style-name="P1"><text:soft-page-break/><text:s text:c="8"/>{% comment %} &lt;div id="spinner" class="show position-fixed translate-middle w-100 vh-100 top-50 start-50 d-flex align-items-center justify-content-center"&gt;</text:p>
      <text:p text:style-name="P1"><text:s text:c="12"/>&lt;div class="spinner-grow text-primary" role="status"&gt;&lt;/div&gt;</text:p>
      <text:p text:style-name="P1"><text:s text:c="8"/>&lt;/div&gt; {% endcomment %}</text:p>
      <text:p text:style-name="P1"><text:s text:c="8"/>&lt;!-- Spinner End --&gt;</text:p>
      <text:p text:style-name="P1"/>
      <text:p text:style-name="P1"><text:s text:c="8"/>&lt;!-- Topbar Start --&gt;</text:p>
      <text:p text:style-name="P1"><text:s text:c="8"/>&lt;div class="container-fluid bg-dark py-2 d-none d-md-flex"&gt;</text:p>
      <text:p text:style-name="P1"><text:s text:c="12"/>&lt;div class="container"&gt;</text:p>
      <text:p text:style-name="P1"><text:s text:c="16"/>&lt;div class="d-flex justify-content-between topbar"&gt;</text:p>
      <text:p text:style-name="P1"><text:s text:c="20"/>&lt;div class="top-info"&gt;</text:p>
      <text:p text:style-name="P1"><text:s text:c="24"/>&lt;small class="me-3 text-white-50"&gt;&lt;a href="#"&gt;&lt;i class="fas fa-map-marker-alt me-2 text-secondary"&gt;&lt;/i&gt;&lt;/a&gt;Porto-Novo, Bénin&lt;/small&gt;</text:p>
      <text:p text:style-name="P1"><text:s text:c="24"/>&lt;small class="me-3 text-white-50"&gt;&lt;a href="#"&gt;&lt;i class="fas fa-envelope me-2 text-secondary"&gt;&lt;/i&gt;&lt;/a&gt;ciagroupg@gmail.com&lt;/small&gt;</text:p>
      <text:p text:style-name="P1"><text:s text:c="20"/>&lt;/div&gt;</text:p>
      <text:p text:style-name="P1"><text:s text:c="20"/>{% comment %} &lt;div id="note" class="text-secondary d-none d-xl-flex"&gt;&lt;small&gt;Note : We help you to Grow your Business&lt;/small&gt;&lt;/div&gt; {% endcomment %}</text:p>
      <text:p text:style-name="P1"><text:s text:c="20"/>{% comment %} &lt;div class="top-link"&gt;</text:p>
      <text:p text:style-name="P1"><text:s text:c="24"/>&lt;a href="" class="bg-light nav-fill btn btn-sm-square rounded-circle"&gt;&lt;i class="fab fa-facebook-f text-primary"&gt;&lt;/i&gt;&lt;/a&gt;</text:p>
      <text:p text:style-name="P1"><text:s text:c="24"/>&lt;a href="" class="bg-light nav-fill btn btn-sm-square rounded-circle"&gt;&lt;i class="fab fa-twitter text-primary"&gt;&lt;/i&gt;&lt;/a&gt;</text:p>
      <text:p text:style-name="P1"><text:s text:c="24"/>&lt;a href="" class="bg-light nav-fill btn btn-sm-square rounded-circle"&gt;&lt;i class="fab fa-instagram text-primary"&gt;&lt;/i&gt;&lt;/a&gt;</text:p>
      <text:p text:style-name="P1"><text:s text:c="24"/>&lt;a href="" class="bg-light nav-fill btn btn-sm-square rounded-circle me-0"&gt;&lt;i class="fab fa-linkedin-in text-primary"&gt;&lt;/i&gt;&lt;/a&gt;</text:p>
      <text:p text:style-name="P1"><text:s text:c="20"/>&lt;/div&gt; {% endcomment %}</text:p>
      <text:p text:style-name="P1"><text:s text:c="16"/>&lt;/div&gt;</text:p>
      <text:p text:style-name="P1"><text:s text:c="12"/>&lt;/div&gt;</text:p>
      <text:p text:style-name="P1"><text:s text:c="8"/>&lt;/div&gt;</text:p>
      <text:p text:style-name="P1"><text:s text:c="8"/>&lt;!-- Topbar End --&gt;</text:p>
      <text:p text:style-name="P1"/>
      <text:p text:style-name="P1"><text:s text:c="8"/>&lt;!-- Navbar Start --&gt;</text:p>
      <text:p text:style-name="P1"><text:s text:c="8"/>&lt;div class="container-fluid bg-primary"&gt;</text:p>
      <text:p text:style-name="P1"><text:s text:c="12"/>&lt;div class="container"&gt;</text:p>
      <text:p text:style-name="P1"><text:s text:c="16"/>&lt;nav class="navbar navbar-dark navbar-expand-lg py-0"&gt;</text:p>
      <text:p text:style-name="P1"><text:s text:c="20"/>&lt;a href="#" class="navbar-brand"&gt;</text:p>
      <text:p text:style-name="P1"><text:s text:c="24"/>&lt;h1 class="text-white fw-bold d-block"&gt;Cia&lt;span class="text-secondary"&gt;groupafrica&lt;/span&gt; &lt;/h1&gt;</text:p>
      <text:p text:style-name="P1"><text:s text:c="20"/>&lt;/a&gt;</text:p>
      <text:p text:style-name="P1"><text:s text:c="20"/>&lt;button type="button" class="navbar-toggler me-0" data-bs-toggle="collapse" data-bs-target="#navbarCollapse"&gt;</text:p>
      <text:p text:style-name="P1"><text:s text:c="24"/>&lt;span class="navbar-toggler-icon"&gt;&lt;/span&gt;</text:p>
      <text:p text:style-name="P1"><text:s text:c="20"/>&lt;/button&gt;</text:p>
      <text:p text:style-name="P1"><text:s text:c="20"/>&lt;div class="collapse navbar-collapse bg-transparent" id="navbarCollapse"&gt;</text:p>
      <text:p text:style-name="P1"><text:s text:c="24"/>&lt;div class="navbar-nav ms-auto mx-xl-auto p-0"&gt;</text:p>
      <text:p text:style-name="P1"><text:s text:c="28"/>&lt;a href="{% url 'agenda' %}" class="nav-item nav-link active text-secondary"&gt;Agenda&lt;/a&gt;</text:p>
      <text:p text:style-name="P1"><text:s text:c="27"/>&lt;!--&lt;a href="{% url 'service_agenda' %}" class="nav-item nav-link"&gt;Services&lt;/a&gt;--&gt;</text:p>
      <text:p text:style-name="P1"><text:s text:c="28"/>&lt;a href="{% url 'propos_agenda' %}" class="nav-item nav-link"&gt;A Propos&lt;/a&gt;</text:p>
      <text:p text:style-name="P1"><text:soft-page-break/><text:s text:c="30"/>&lt;a href="{% url 'edition/accueil' %}" class="nav-item nav-link"&gt;Edition&lt;/a&gt;</text:p>
      <text:p text:style-name="P1"><text:s text:c="28"/>&lt;a href="{% url 'accueil' %}" class="nav-item nav-link"&gt;Immobilier&lt;/a&gt;</text:p>
      <text:p text:style-name="P1"><text:s text:c="29"/>&lt;div class="nav-item dropdown"&gt;</text:p>
      <text:p text:style-name="P1"><text:s text:c="32"/>&lt;a href="#" class="nav-link dropdown-toggle" data-bs-toggle=""&gt;Agricole&lt;/a&gt;</text:p>
      <text:p text:style-name="P1"><text:s text:c="32"/>&lt;div class="dropdown-menu rounded"&gt;</text:p>
      <text:p text:style-name="P1"><text:s text:c="36"/>&lt;!--&lt;a href="bba" class="dropdown-item"&gt;BBA&lt;/a&gt;</text:p>
      <text:p text:style-name="P1"><text:s text:c="36"/>&lt;a href="usine" class="dropdown-item"&gt;Usine&lt;/a&gt;--&gt;</text:p>
      <text:p text:style-name="P1"><text:s text:c="32"/>&lt;/div&gt;</text:p>
      <text:p text:style-name="P1"><text:s text:c="28"/>&lt;/div&gt;</text:p>
      <text:p text:style-name="P1"><text:s text:c="28"/>&lt;a href="" class="nav-item nav-link"&gt;Africa Investment&lt;/a&gt;</text:p>
      <text:p text:style-name="P1"><text:s text:c="28"/>&lt;!--{% comment %} &lt;div class="nav-item dropdown"&gt;</text:p>
      <text:p text:style-name="P1"><text:s text:c="32"/>&lt;a href="#" class="nav-link dropdown-toggle" data-bs-toggle="dropdown"&gt;Afric Investissement&lt;/a&gt;</text:p>
      <text:p text:style-name="P1"><text:s text:c="32"/>&lt;div class="dropdown-menu rounded"&gt;</text:p>
      <text:p text:style-name="P1"><text:s text:c="35"/>&lt;a href="/consulting" class="dropdown-item"&gt;Consulting&lt;/a&gt; </text:p>
      <text:p text:style-name="P1"><text:s text:c="36"/>&lt;a href="investisseur" class="dropdown-item"&gt;Investir&lt;/a&gt;</text:p>
      <text:p text:style-name="P1"><text:s text:c="36"/>&lt;a href="investissement" class="dropdown-item"&gt;Obtenir un investissement&lt;/a&gt;</text:p>
      <text:p text:style-name="P1"><text:s text:c="36"/>&lt;a href="no" class="dropdown-item"&gt;Nos Investisseur&lt;/a&gt;</text:p>
      <text:p text:style-name="P1"/>
      <text:p text:style-name="P1"><text:s text:c="32"/>&lt;/div&gt;</text:p>
      <text:p text:style-name="P1"><text:s text:c="28"/>&lt;/div&gt; {% endcomment %}--&gt;</text:p>
      <text:p text:style-name="P1"><text:s text:c="24"/>&lt;/div&gt;</text:p>
      <text:p text:style-name="P1"><text:s text:c="20"/>&lt;/div&gt;</text:p>
      <text:p text:style-name="P1"><text:s text:c="20"/>&lt;div class="d-none d-xl-flex flex-shirink-0"&gt;</text:p>
      <text:p text:style-name="P1"><text:s text:c="25"/>{% comment %} &lt;div id="phone-tada" class="d-flex align-items-center justify-content-center me-4"&gt;</text:p>
      <text:p text:style-name="P1"><text:s text:c="28"/>&lt;a href="" class="position-relative animated tada infinite"&gt;</text:p>
      <text:p text:style-name="P1"><text:s text:c="32"/>&lt;i class="fa fa-phone-alt text-white fa-2x"&gt;&lt;/i&gt;</text:p>
      <text:p text:style-name="P1"><text:s text:c="32"/>&lt;div class="position-absolute" style="top: -7px; left: 20px;"&gt;</text:p>
      <text:p text:style-name="P1"><text:s text:c="36"/>&lt;span&gt;&lt;i class="fa fa-comment-dots text-secondary"&gt;&lt;/i&gt;&lt;/span&gt;</text:p>
      <text:p text:style-name="P1"><text:s text:c="32"/>&lt;/div&gt;</text:p>
      <text:p text:style-name="P1"><text:s text:c="28"/>&lt;/a&gt;</text:p>
      <text:p text:style-name="P1"><text:s text:c="24"/>&lt;/div&gt; <text:s/>{% endcomment %}</text:p>
      <text:p text:style-name="P1"><text:s text:c="25"/>{% comment %} &lt;div class="d-flex flex-column pe-4 border-end"&gt;</text:p>
      <text:p text:style-name="P1"><text:s text:c="28"/>&lt;span class="text-white-50"&gt;Have any questions?&lt;/span&gt;</text:p>
      <text:p text:style-name="P1"><text:s text:c="28"/>&lt;span class="text-secondary"&gt;Call: + 0123 456 7890&lt;/span&gt;</text:p>
      <text:p text:style-name="P1"><text:s text:c="24"/>&lt;/div&gt;</text:p>
      <text:p text:style-name="P1"><text:s text:c="24"/>&lt;div class="d-flex align-items-center justify-content-center ms-4 "&gt;</text:p>
      <text:p text:style-name="P1"><text:s text:c="28"/>&lt;a href="#"&gt;&lt;i class="bi bi-search text-white fa-2x"&gt;&lt;/i&gt; &lt;/a&gt;</text:p>
      <text:p text:style-name="P1"><text:s text:c="24"/>&lt;/div&gt; <text:s/>{% endcomment %}</text:p>
      <text:p text:style-name="P1"><text:s text:c="20"/>&lt;/div&gt;</text:p>
      <text:p text:style-name="P1"><text:s text:c="16"/>&lt;/nav&gt;</text:p>
      <text:p text:style-name="P1"><text:s text:c="12"/>&lt;/div&gt;</text:p>
      <text:p text:style-name="P1"><text:s text:c="8"/>&lt;/div&gt;</text:p>
      <text:p text:style-name="P1"><text:s text:c="8"/>&lt;!-- Navbar End --&gt;</text:p>
      <text:p text:style-name="P1"/>
      <text:p text:style-name="P1"/>
      <text:p text:style-name="P1"><text:s text:c="4"/>&lt;body&gt;</text:p>
      <text:p text:style-name="P1"/>
      <text:p text:style-name="P1"/>
      <text:p text:style-name="P1"><text:s text:c="8"/>{% block content%}</text:p>
      <text:p text:style-name="P1"><text:soft-page-break/></text:p>
      <text:p text:style-name="P1"/>
      <text:p text:style-name="P1"><text:s text:c="8"/>{% endblock %}</text:p>
      <text:p text:style-name="P1"/>
      <text:p text:style-name="P1"/>
      <text:p text:style-name="P1"><text:s text:c="8"/>&lt;!-- Footer Start --&gt;</text:p>
      <text:p text:style-name="P1"><text:s text:c="8"/>&lt;div class="container-fluid footer bg-dark wow fadeIn" data-wow-delay=".3s"&gt;</text:p>
      <text:p text:style-name="P1"><text:s text:c="12"/>&lt;div class="container pt-5 pb-4"&gt;</text:p>
      <text:p text:style-name="P1"><text:s text:c="16"/>&lt;div class="row g-5"&gt;</text:p>
      <text:p text:style-name="P1"><text:s text:c="20"/>&lt;div class="col-lg-3 col-md-6"&gt;</text:p>
      <text:p text:style-name="P1"><text:s text:c="24"/>&lt;a href="index"&gt;</text:p>
      <text:p text:style-name="P1"><text:s text:c="28"/>&lt;h1 class="text-white fw-bold d-block"&gt;Cia&lt;span class="text-secondary"&gt;Group&lt;/span&gt; &lt;/h1&gt;</text:p>
      <text:p text:style-name="P1"><text:s text:c="24"/>&lt;/a&gt;</text:p>
      <text:p text:style-name="P1"><text:s text:c="24"/>&lt;p class="mt-4 text-light"&gt;Lorem ipsum dolor sit amet consectetur adipisicing elit. Soluta facere delectus qui placeat inventore consectetur repellendus optio debitis.&lt;/p&gt;</text:p>
      <text:p text:style-name="P1"><text:s text:c="24"/>&lt;div class="d-flex hightech-link"&gt;</text:p>
      <text:p text:style-name="P1"><text:s text:c="28"/>&lt;a href="" class="btn-light nav-fill btn btn-square rounded-circle me-2"&gt;&lt;i class="fab fa-facebook-f text-primary"&gt;&lt;/i&gt;&lt;/a&gt;</text:p>
      <text:p text:style-name="P1"><text:s text:c="28"/>&lt;a href="" class="btn-light nav-fill btn btn-square rounded-circle me-2"&gt;&lt;i class="fab fa-twitter text-primary"&gt;&lt;/i&gt;&lt;/a&gt;</text:p>
      <text:p text:style-name="P1"><text:s text:c="28"/>&lt;a href="" class="btn-light nav-fill btn btn-square rounded-circle me-2"&gt;&lt;i class="fab fa-instagram text-primary"&gt;&lt;/i&gt;&lt;/a&gt;</text:p>
      <text:p text:style-name="P1"><text:s text:c="28"/>&lt;a href="" class="btn-light nav-fill btn btn-square rounded-circle me-0"&gt;&lt;i class="fab fa-linkedin-in text-primary"&gt;&lt;/i&gt;&lt;/a&gt;</text:p>
      <text:p text:style-name="P1"><text:s text:c="24"/>&lt;/div&gt;</text:p>
      <text:p text:style-name="P1"><text:s text:c="20"/>&lt;/div&gt;</text:p>
      <text:p text:style-name="P1"><text:s text:c="20"/>&lt;div class="col-lg-3 col-md-6"&gt;</text:p>
      <text:p text:style-name="P1"><text:s text:c="24"/>&lt;a href="#" class="h3 text-secondary"&gt;Liens Utiles&lt;/a&gt;</text:p>
      <text:p text:style-name="P1"><text:s text:c="24"/>&lt;div class="mt-4 d-flex flex-column short-link"&gt;</text:p>
      <text:p text:style-name="P1"><text:s text:c="28"/>&lt;a href="" class="mb-2 text-white"&gt;&lt;i class="fas fa-angle-right text-secondary me-2"&gt;&lt;/i&gt;A Propos&lt;/a&gt;</text:p>
      <text:p text:style-name="P1"><text:s text:c="28"/>&lt;a href="" class="mb-2 text-white"&gt;&lt;i class="fas fa-angle-right text-secondary me-2"&gt;&lt;/i&gt;Editer&lt;/a&gt;</text:p>
      <text:p text:style-name="P1"><text:s text:c="28"/>&lt;a href="" class="mb-2 text-white"&gt;&lt;i class="fas fa-angle-right text-secondary me-2"&gt;&lt;/i&gt;Notre Librairie&lt;/a&gt;</text:p>
      <text:p text:style-name="P1"><text:s text:c="28"/>&lt;a href="" class="mb-2 text-white"&gt;&lt;i class="fas fa-angle-right text-secondary me-2"&gt;&lt;/i&gt;Nos Auteurs&lt;/a&gt;</text:p>
      <text:p text:style-name="P1"/>
      <text:p text:style-name="P1"><text:s text:c="28"/>&lt;a href="" class="mb-2 text-white"&gt;&lt;i class="fas fa-angle-right text-secondary me-2"&gt;&lt;/i&gt;Contact&lt;/a&gt;</text:p>
      <text:p text:style-name="P1"><text:s text:c="24"/>&lt;/div&gt;</text:p>
      <text:p text:style-name="P1"><text:s text:c="20"/>&lt;/div&gt;</text:p>
      <text:p text:style-name="P1"><text:s text:c="22"/>&lt;div class="col-lg-3 col-md-6"&gt;</text:p>
      <text:p text:style-name="P1"><text:s text:c="24"/>&lt;a href="#" class="h3 text-secondary"&gt;Autres&lt;/a&gt;</text:p>
      <text:p text:style-name="P1"><text:s text:c="24"/>&lt;div class="mt-4 d-flex flex-column help-link"&gt;</text:p>
      <text:p text:style-name="P1"><text:s text:c="28"/>&lt;a href="#" class="mb-2 text-white"&gt;&lt;i class="fas fa-angle-right text-secondary me-2"&gt;&lt;/i&gt;Rejoindre Notre Equipe&lt;/a&gt;</text:p>
      <text:p text:style-name="P1"><text:s text:c="28"/>&lt;a href="#" class="mb-2 text-white"&gt;&lt;i class="fas fa-angle-right text-secondary me-2"&gt;&lt;/i&gt;Foire Aux Questions (FAQ)&lt;/a&gt;</text:p>
      <text:p text:style-name="P1"><text:s text:c="28"/>&lt;a href="#" class="mb-2 text-white"&gt;&lt;i class="fas fa-angle-right text-secondary me-2"&gt;&lt;/i&gt;Polittque de Developpement&lt;/a&gt;</text:p>
      <text:p text:style-name="P1"><text:soft-page-break/><text:s text:c="29"/>&lt;a href="" class="mb-2 text-white"&gt;&lt;i class="fas fa-angle-right text-secondary me-2"&gt;&lt;/i&gt;FQAs&lt;/a&gt;</text:p>
      <text:p text:style-name="P1"><text:s text:c="28"/>&lt;a href="" class="mb-2 text-white"&gt;&lt;i class="fas fa-angle-right text-secondary me-2"&gt;&lt;/i&gt;Contact&lt;/a&gt;</text:p>
      <text:p text:style-name="P1"><text:s text:c="24"/>&lt;/div&gt;</text:p>
      <text:p text:style-name="P1"><text:s text:c="20"/>&lt;/div&gt;</text:p>
      <text:p text:style-name="P1"><text:s text:c="20"/>&lt;div class="col-lg-3 col-md-6"&gt;</text:p>
      <text:p text:style-name="P1"><text:s text:c="24"/>&lt;a href="#" class="h3 text-secondary"&gt;Contactez Nous&lt;/a&gt;</text:p>
      <text:p text:style-name="P1"><text:s text:c="24"/>&lt;div class="text-white mt-4 d-flex flex-column contact-link"&gt;</text:p>
      <text:p text:style-name="P1"><text:s text:c="28"/>&lt;a href="#" class="pb-3 text-light border-bottom border-primary"&gt;&lt;i class="fas fa-map-marker-alt text-secondary me-2"&gt;&lt;/i&gt; Porto-Novo, Bénin&lt;/a&gt;</text:p>
      <text:p text:style-name="P1"><text:s text:c="28"/>&lt;a href="#" class="py-3 text-light border-bottom border-primary"&gt;&lt;i class="fas fa-phone-alt text-secondary me-2"&gt;&lt;/i&gt; +229 40 47 00 07&lt;/a&gt;</text:p>
      <text:p text:style-name="P1"><text:s text:c="28"/>&lt;a href="#" class="py-3 text-light border-bottom border-primary"&gt;&lt;i class="fas fa-envelope text-secondary me-2"&gt;&lt;/i&gt; ciaconsulting@gmail.com&lt;/a&gt;</text:p>
      <text:p text:style-name="P1"><text:s text:c="24"/>&lt;/div&gt;</text:p>
      <text:p text:style-name="P1"><text:s text:c="20"/>&lt;/div&gt;</text:p>
      <text:p text:style-name="P1"><text:s text:c="16"/>&lt;/div&gt;</text:p>
      <text:p text:style-name="P1"><text:s text:c="16"/>&lt;hr class="text-light mt-5 mb-4"&gt;</text:p>
      <text:p text:style-name="P1"><text:s text:c="16"/>&lt;div class=""&gt;</text:p>
      <text:p text:style-name="P1"><text:s text:c="20"/>&lt;div class=" text-center"&gt;</text:p>
      <text:p text:style-name="P1"><text:s text:c="24"/>&lt;span class="text-light"&gt;&lt;a href="index" class="text-secondary"&gt;&lt;i class="fas fa-copyright text-secondary me-2"&gt;&lt;/i&gt;CiaGroupafrica&lt;/a&gt;, All right reserved.&lt;/span&gt;</text:p>
      <text:p text:style-name="P1"><text:s text:c="20"/>&lt;/div&gt;</text:p>
      <text:p text:style-name="P1"/>
      <text:p text:style-name="P1"><text:s text:c="16"/>&lt;/div&gt;</text:p>
      <text:p text:style-name="P1"><text:s text:c="12"/>&lt;/div&gt;</text:p>
      <text:p text:style-name="P1"><text:s text:c="8"/>&lt;/div&gt;</text:p>
      <text:p text:style-name="P1"><text:s text:c="8"/>&lt;!-- Footer End --&gt;</text:p>
      <text:p text:style-name="P1"/>
      <text:p text:style-name="P1"/>
      <text:p text:style-name="P1"><text:s text:c="8"/>&lt;!-- Back to Top --&gt;</text:p>
      <text:p text:style-name="P1"><text:s text:c="8"/>&lt;a href="#" class="btn btn-secondary btn-square rounded-circle back-to-top"&gt;&lt;i class="fa fa-arrow-up text-white"&gt;&lt;/i&gt;&lt;/a&gt;</text:p>
      <text:p text:style-name="P1"/>
      <text:p text:style-name="P1"/>
      <text:p text:style-name="P1"><text:s text:c="7"/></text:p>
      <text:p text:style-name="P1"><text:s text:c="8"/>&lt;!-- JavaScript Libraries --&gt;</text:p>
      <text:p text:style-name="P1"><text:s text:c="8"/>&lt;script src="https://ajax.googleapis.com/ajax/libs/jquery/3.6.4/jquery.min.js"&gt;&lt;/script&gt;</text:p>
      <text:p text:style-name="P1"><text:s text:c="8"/>&lt;script src="https://cdn.jsdelivr.net/npm/bootstrap@5.0.0/dist/js/bootstrap.bundle.min.js"&gt;&lt;/script&gt;</text:p>
      <text:p text:style-name="P1"><text:s text:c="8"/>&lt;script src="{% static 'dashboard/asset/lib/wow/wow.min.js'%}"&gt;&lt;/script&gt;</text:p>
      <text:p text:style-name="P1"><text:s text:c="8"/>&lt;script src="{% static 'dashboard/asset/lib/easing/easing.min.js'%}"&gt;&lt;/script&gt;</text:p>
      <text:p text:style-name="P1"><text:s text:c="8"/>&lt;script src="{% static 'dashboard/asset/lib/waypoints/waypoints.min.js'%}"&gt;&lt;/script&gt;</text:p>
      <text:p text:style-name="P1"><text:s text:c="8"/>&lt;script src="{% static 'dashboard/asset/lib/owlcarousel/owl.carousel.min.js'%}"&gt;&lt;/script&gt;</text:p>
      <text:p text:style-name="P1"/>
      <text:p text:style-name="P1"><text:s text:c="8"/>&lt;!-- Template Javascript --&gt;</text:p>
      <text:p text:style-name="P1"><text:s text:c="8"/>&lt;script src="{% static 'dashboard/asset/js/main.js'%}"&gt;&lt;/script&gt;</text:p>
      <text:p text:style-name="P1"><text:s text:c="4"/></text:p>
      <text:p text:style-name="P1"><text:s text:c="4"/>&lt;/body&gt;</text:p>
      <text:p text:style-name="P1"/>
      <text:p text:style-name="P1">&lt;/html&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23:20:41.365755427</meta:creation-date>
    <dc:date>2023-12-08T05:28:46.688463552</dc:date>
    <meta:editing-duration>PT11H26M26S</meta:editing-duration>
    <meta:editing-cycles>3</meta:editing-cycles>
    <meta:generator>LibreOffice/7.3.7.2$Linux_X86_64 LibreOffice_project/30$Build-2</meta:generator>
    <meta:document-statistic meta:table-count="0" meta:image-count="0" meta:object-count="0" meta:page-count="23" meta:paragraph-count="957" meta:word-count="3790" meta:character-count="59615" meta:non-whitespace-character-count="36524"/>
  </office:meta>
</office:document-meta>
</file>